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4" style:family="table">
      <style:table-properties style:width="16.007cm" fo:margin-left="0cm" table:align="left" style:writing-mode="lr-tb"/>
    </style:style>
    <style:style style:name="Tableau4.A" style:family="table-column">
      <style:table-column-properties style:column-width="5.503cm"/>
    </style:style>
    <style:style style:name="Tableau4.B" style:family="table-column">
      <style:table-column-properties style:column-width="1.69cm"/>
    </style:style>
    <style:style style:name="Tableau4.C" style:family="table-column">
      <style:table-column-properties style:column-width="2.939cm"/>
    </style:style>
    <style:style style:name="Tableau4.E" style:family="table-column">
      <style:table-column-properties style:column-width="2.937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rsid="000737ae" officeooo:paragraph-rsid="000737ae"/>
    </style:style>
    <style:style style:name="P6" style:family="paragraph" style:parent-style-name="Standard">
      <style:text-properties officeooo:rsid="0008c3ef" officeooo:paragraph-rsid="0008c3ef"/>
    </style:style>
    <style:style style:name="P7" style:family="paragraph" style:parent-style-name="Standard">
      <style:text-properties officeooo:paragraph-rsid="00131870"/>
    </style:style>
    <style:style style:name="P8" style:family="paragraph" style:parent-style-name="Standard">
      <style:text-properties officeooo:rsid="0014f93a" officeooo:paragraph-rsid="0014f93a"/>
    </style:style>
    <style:style style:name="P9" style:family="paragraph" style:parent-style-name="Standard">
      <style:text-properties officeooo:rsid="00077fdd" officeooo:paragraph-rsid="00077fdd"/>
    </style:style>
    <style:style style:name="P10" style:family="paragraph" style:parent-style-name="Standard">
      <style:text-properties officeooo:rsid="00131870" officeooo:paragraph-rsid="00131870"/>
    </style:style>
    <style:style style:name="P11" style:family="paragraph" style:parent-style-name="Standard">
      <style:text-properties officeooo:rsid="0023598c" officeooo:paragraph-rsid="0031bf8d"/>
    </style:style>
    <style:style style:name="P12" style:family="paragraph" style:parent-style-name="Standard">
      <style:text-properties officeooo:rsid="00241b84" officeooo:paragraph-rsid="0031bf8d"/>
    </style:style>
    <style:style style:name="P13" style:family="paragraph" style:parent-style-name="Standard">
      <style:text-properties officeooo:rsid="0024de93" officeooo:paragraph-rsid="0024de93"/>
    </style:style>
    <style:style style:name="P14" style:family="paragraph" style:parent-style-name="Standard">
      <style:text-properties officeooo:paragraph-rsid="00217ae0"/>
    </style:style>
    <style:style style:name="P15" style:family="paragraph" style:parent-style-name="Standard">
      <style:text-properties officeooo:rsid="002aac35" officeooo:paragraph-rsid="0031bf8d"/>
    </style:style>
    <style:style style:name="P16" style:family="paragraph" style:parent-style-name="Standard">
      <style:text-properties officeooo:rsid="00309b0d" officeooo:paragraph-rsid="0031bf8d"/>
    </style:style>
    <style:style style:name="P17" style:family="paragraph" style:parent-style-name="Standard">
      <style:text-properties officeooo:paragraph-rsid="0031bf8d"/>
    </style:style>
    <style:style style:name="P18" style:family="paragraph" style:parent-style-name="Standard">
      <style:text-properties officeooo:rsid="0020ee6d" officeooo:paragraph-rsid="003657f8"/>
    </style:style>
    <style:style style:name="P19" style:family="paragraph" style:parent-style-name="Standard">
      <style:text-properties officeooo:rsid="0034112f" officeooo:paragraph-rsid="003af904"/>
    </style:style>
    <style:style style:name="P20" style:family="paragraph" style:parent-style-name="Standard">
      <style:text-properties officeooo:rsid="0034112f" officeooo:paragraph-rsid="003dbce6"/>
    </style:style>
    <style:style style:name="P21" style:family="paragraph" style:parent-style-name="Standard">
      <style:text-properties officeooo:rsid="0034112f" officeooo:paragraph-rsid="00a8e09c"/>
    </style:style>
    <style:style style:name="P22" style:family="paragraph" style:parent-style-name="Standard">
      <style:text-properties officeooo:rsid="003af904" officeooo:paragraph-rsid="003af904"/>
    </style:style>
    <style:style style:name="P23" style:family="paragraph" style:parent-style-name="Standard">
      <style:text-properties officeooo:rsid="003af904" officeooo:paragraph-rsid="00a8e09c"/>
    </style:style>
    <style:style style:name="P24" style:family="paragraph" style:parent-style-name="Standard">
      <style:text-properties officeooo:rsid="003dbce6" officeooo:paragraph-rsid="003dbce6"/>
    </style:style>
    <style:style style:name="P25" style:family="paragraph" style:parent-style-name="Standard">
      <style:text-properties officeooo:rsid="003dbce6" officeooo:paragraph-rsid="00a8e09c"/>
    </style:style>
    <style:style style:name="P26" style:family="paragraph" style:parent-style-name="Standard">
      <style:text-properties officeooo:rsid="003ff8b2" officeooo:paragraph-rsid="003ff8b2"/>
    </style:style>
    <style:style style:name="P27" style:family="paragraph" style:parent-style-name="Standard">
      <style:text-properties officeooo:rsid="003ff8b2" officeooo:paragraph-rsid="00a8e09c"/>
    </style:style>
    <style:style style:name="P28" style:family="paragraph" style:parent-style-name="Standard">
      <style:text-properties officeooo:rsid="00623338" officeooo:paragraph-rsid="00623338"/>
    </style:style>
    <style:style style:name="P29" style:family="paragraph" style:parent-style-name="Standard">
      <style:text-properties officeooo:rsid="00623338" officeooo:paragraph-rsid="00a8e09c"/>
    </style:style>
    <style:style style:name="P30" style:family="paragraph" style:parent-style-name="Standard">
      <style:text-properties officeooo:rsid="006ed257" officeooo:paragraph-rsid="006ed257"/>
    </style:style>
    <style:style style:name="P31" style:family="paragraph" style:parent-style-name="Standard">
      <style:text-properties officeooo:rsid="006ed257" officeooo:paragraph-rsid="00a8e09c"/>
    </style:style>
    <style:style style:name="P32" style:family="paragraph" style:parent-style-name="Standard">
      <style:text-properties officeooo:rsid="00670bb2" officeooo:paragraph-rsid="00a8e09c"/>
    </style:style>
    <style:style style:name="P33" style:family="paragraph" style:parent-style-name="Standard">
      <style:text-properties officeooo:rsid="0081775c" officeooo:paragraph-rsid="00a8e09c"/>
    </style:style>
    <style:style style:name="P34" style:family="paragraph" style:parent-style-name="Standard">
      <style:text-properties officeooo:paragraph-rsid="00a82951"/>
    </style:style>
    <style:style style:name="P35" style:family="paragraph" style:parent-style-name="Standard">
      <style:text-properties officeooo:rsid="003cae05" officeooo:paragraph-rsid="00a82951"/>
    </style:style>
    <style:style style:name="P36" style:family="paragraph" style:parent-style-name="Standard">
      <style:text-properties officeooo:paragraph-rsid="000a78c4"/>
    </style:style>
    <style:style style:name="P37" style:family="paragraph" style:parent-style-name="Standard">
      <style:text-properties officeooo:rsid="005e5ded" officeooo:paragraph-rsid="00a8e09c"/>
    </style:style>
    <style:style style:name="P38" style:family="paragraph" style:parent-style-name="Standard">
      <style:text-properties officeooo:rsid="0005da76" officeooo:paragraph-rsid="00a8e09c"/>
    </style:style>
    <style:style style:name="P39" style:family="paragraph" style:parent-style-name="Standard">
      <style:text-properties officeooo:rsid="00332a3c" officeooo:paragraph-rsid="00a8e09c"/>
    </style:style>
    <style:style style:name="P40" style:family="paragraph" style:parent-style-name="Standard">
      <style:text-properties officeooo:rsid="007b4e64" officeooo:paragraph-rsid="00a8e09c"/>
    </style:style>
    <style:style style:name="P41" style:family="paragraph" style:parent-style-name="Standard">
      <style:text-properties officeooo:paragraph-rsid="00a8e09c"/>
    </style:style>
    <style:style style:name="P42" style:family="paragraph" style:parent-style-name="Standard">
      <style:text-properties officeooo:rsid="00ac2641" officeooo:paragraph-rsid="00ac2641"/>
    </style:style>
    <style:style style:name="P43" style:family="paragraph" style:parent-style-name="Standard">
      <style:text-properties officeooo:paragraph-rsid="00ac2641"/>
    </style:style>
    <style:style style:name="P44" style:family="paragraph" style:parent-style-name="Standard">
      <style:text-properties style:font-name="Verdana2" fo:font-size="10pt" officeooo:rsid="00aa66c8" style:font-size-asian="10pt" style:font-size-complex="10pt"/>
    </style:style>
    <style:style style:name="P45" style:family="paragraph" style:parent-style-name="Standard">
      <style:paragraph-properties fo:break-before="page"/>
    </style:style>
    <style:style style:name="P46" style:family="paragraph" style:parent-style-name="Cadre_5f_Gauche">
      <style:paragraph-properties fo:break-before="page"/>
      <style:text-properties fo:language="zxx" fo:country="none" style:language-asian="zxx" style:country-asian="none" style:text-scale="100%"/>
    </style:style>
    <style:style style:name="P47" style:family="paragraph" style:parent-style-name="Table_20_index_20_heading">
      <style:paragraph-properties fo:break-before="page"/>
    </style:style>
    <style:style style:name="P48" style:family="paragraph" style:parent-style-name="Illustration_20_Index_20_Heading">
      <style:paragraph-properties fo:break-before="page"/>
    </style:style>
    <style:style style:name="P49" style:family="paragraph" style:parent-style-name="Encadré_5f_Normal">
      <style:paragraph-properties style:snap-to-layout-grid="false"/>
    </style:style>
    <style:style style:name="P50" style:family="paragraph" style:parent-style-name="Encadré_5f_TitreCoté">
      <style:paragraph-properties style:snap-to-layout-grid="false"/>
      <style:text-properties fo:font-size="10pt" style:font-size-asian="10pt" style:text-rotation-angle="90" style:text-rotation-scale="line-height"/>
    </style:style>
    <style:style style:name="P51" style:family="paragraph" style:parent-style-name="Droite">
      <style:text-properties fo:font-weight="bold" style:font-weight-asian="bold" style:font-weight-complex="bold"/>
    </style:style>
    <style:style style:name="P52" style:family="paragraph" style:parent-style-name="Cadre_5f_Gauche">
      <style:text-properties fo:language="zxx" fo:country="none" style:language-asian="zxx" style:country-asian="none" style:text-scale="100%"/>
    </style:style>
    <style:style style:name="P53" style:family="paragraph" style:parent-style-name="Illustration_20_Index_20_1">
      <style:paragraph-properties>
        <style:tab-stops>
          <style:tab-stop style:position="15.998cm" style:type="right" style:leader-style="dotted" style:leader-text="."/>
        </style:tab-stops>
      </style:paragraph-properties>
    </style:style>
    <style:style style:name="P54" style:family="paragraph" style:parent-style-name="Table_20_index_20_1">
      <style:paragraph-properties>
        <style:tab-stops>
          <style:tab-stop style:position="15.998cm" style:type="right" style:leader-style="dotted" style:leader-text="."/>
        </style:tab-stops>
      </style:paragraph-properties>
    </style:style>
    <style:style style:name="P55" style:family="paragraph" style:parent-style-name="Contents_20_4">
      <style:paragraph-properties>
        <style:tab-stops>
          <style:tab-stop style:position="1.499cm"/>
        </style:tab-stops>
      </style:paragraph-properties>
    </style:style>
    <style:style style:name="P56"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57" style:family="paragraph" style:parent-style-name="Contents_20_2">
      <style:paragraph-properties>
        <style:tab-stops>
          <style:tab-stop style:position="0.499cm"/>
        </style:tab-stops>
      </style:paragraph-properties>
    </style:style>
    <style:style style:name="P58"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59" style:family="paragraph" style:parent-style-name="Contents_20_3">
      <style:paragraph-properties>
        <style:tab-stops>
          <style:tab-stop style:position="1cm"/>
        </style:tab-stops>
      </style:paragraph-properties>
    </style:style>
    <style:style style:name="P60"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61" style:family="paragraph" style:parent-style-name="Contents_20_1">
      <style:paragraph-properties>
        <style:tab-stops/>
      </style:paragraph-properties>
    </style:style>
    <style:style style:name="P62" style:family="paragraph" style:parent-style-name="Contents_20_1">
      <style:paragraph-properties>
        <style:tab-stops>
          <style:tab-stop style:position="15.998cm" style:type="right" style:leader-style="dotted" style:leader-text="."/>
        </style:tab-stops>
      </style:paragraph-properties>
    </style:style>
    <style:style style:name="P63" style:family="paragraph" style:parent-style-name="PageGarde_5f_TitreDuMémoire">
      <style:text-properties fo:font-size="28pt" officeooo:rsid="0001c6dd" officeooo:paragraph-rsid="0001c6dd" style:font-size-asian="28pt" style:font-size-complex="28pt" style:text-scale="100%"/>
    </style:style>
    <style:style style:name="P64" style:family="paragraph" style:parent-style-name="PageGarde_5f_NomPrénom">
      <style:text-properties officeooo:rsid="0001c6dd" officeooo:paragraph-rsid="0001c6dd"/>
    </style:style>
    <style:style style:name="P65" style:family="paragraph" style:parent-style-name="PageGarde_5f_MentionDeDiplome">
      <style:text-properties officeooo:rsid="0001c6dd" officeooo:paragraph-rsid="0001c6dd"/>
    </style:style>
    <style:style style:name="P66" style:family="paragraph" style:parent-style-name="Footnote">
      <style:text-properties officeooo:rsid="0052836f" officeooo:paragraph-rsid="0052836f"/>
    </style:style>
    <style:style style:name="P67" style:family="paragraph" style:parent-style-name="PageGarde_5f_SoutenuLe">
      <style:text-properties officeooo:rsid="00a8e09c" officeooo:paragraph-rsid="00a8e09c"/>
    </style:style>
    <style:style style:name="P68" style:family="paragraph" style:parent-style-name="Table_20_Contents">
      <style:paragraph-properties fo:text-align="center" style:justify-single-word="false"/>
      <style:text-properties officeooo:rsid="003724b9" officeooo:paragraph-rsid="00a82951"/>
    </style:style>
    <style:style style:name="P69" style:family="paragraph" style:parent-style-name="Table_20_Contents">
      <style:paragraph-properties fo:text-align="center" style:justify-single-word="false"/>
      <style:text-properties officeooo:rsid="003b1277" officeooo:paragraph-rsid="00a82951"/>
    </style:style>
    <style:style style:name="P70" style:family="paragraph" style:parent-style-name="Table_20_Contents">
      <style:text-properties officeooo:rsid="003b1277" officeooo:paragraph-rsid="00a82951"/>
    </style:style>
    <style:style style:name="P71" style:family="paragraph" style:parent-style-name="Table_20_Contents">
      <style:text-properties officeooo:rsid="00394fcb" officeooo:paragraph-rsid="00a82951"/>
    </style:style>
    <style:style style:name="P72" style:family="paragraph" style:parent-style-name="Table_20_Contents">
      <style:paragraph-properties fo:text-align="center" style:justify-single-word="false"/>
      <style:text-properties fo:font-weight="bold" officeooo:rsid="003724b9" officeooo:paragraph-rsid="00a82951" style:font-weight-asian="bold" style:font-weight-complex="bold"/>
    </style:style>
    <style:style style:name="P73" style:family="paragraph" style:parent-style-name="Table_20_Contents">
      <style:paragraph-properties fo:text-align="center" style:justify-single-word="false"/>
      <style:text-properties fo:font-weight="bold" officeooo:rsid="003b1277" officeooo:paragraph-rsid="00a82951" style:font-weight-asian="bold" style:font-weight-complex="bold"/>
    </style:style>
    <style:style style:name="P74" style:family="paragraph" style:parent-style-name="Table_20_Contents">
      <style:paragraph-properties fo:line-height="150%" fo:text-align="center" style:justify-single-word="false"/>
      <style:text-properties fo:font-weight="bold" officeooo:rsid="003b1277" officeooo:paragraph-rsid="00a82951" style:font-weight-asian="bold" style:font-weight-complex="bold"/>
    </style:style>
    <style:style style:name="P75" style:family="paragraph" style:parent-style-name="Table_20_Contents">
      <style:paragraph-properties fo:text-align="center" style:justify-single-word="false"/>
      <style:text-properties fo:font-weight="bold" officeooo:rsid="00394fcb" officeooo:paragraph-rsid="00a82951" style:font-weight-asian="bold" style:font-weight-complex="bold"/>
    </style:style>
    <style:style style:name="P76" style:family="paragraph" style:parent-style-name="Table_20_Contents">
      <style:paragraph-properties fo:line-height="150%" fo:text-align="center" style:justify-single-word="false"/>
      <style:text-properties fo:font-weight="bold" officeooo:rsid="00394fcb" officeooo:paragraph-rsid="00a82951" style:font-weight-asian="bold" style:font-weight-complex="bold"/>
    </style:style>
    <style:style style:name="P77" style:family="paragraph" style:parent-style-name="Table_20_Contents">
      <style:paragraph-properties fo:text-align="center" style:justify-single-word="false"/>
      <style:text-properties fo:font-weight="bold" officeooo:paragraph-rsid="00a82951" style:font-weight-asian="bold" style:font-weight-complex="bold"/>
    </style:style>
    <style:style style:name="P78" style:family="paragraph" style:parent-style-name="Table_20_Contents">
      <style:paragraph-properties fo:line-height="150%" fo:text-align="center" style:justify-single-word="false"/>
      <style:text-properties fo:font-weight="bold" officeooo:paragraph-rsid="00a82951" style:font-weight-asian="bold" style:font-weight-complex="bold"/>
    </style:style>
    <style:style style:name="P79" style:family="paragraph" style:parent-style-name="Table_20_Contents">
      <style:paragraph-properties fo:text-align="center" style:justify-single-word="false"/>
      <style:text-properties fo:font-weight="bold" officeooo:rsid="003cae05" officeooo:paragraph-rsid="00a82951" style:font-weight-asian="bold" style:font-weight-complex="bold"/>
    </style:style>
    <style:style style:name="P80" style:family="paragraph" style:parent-style-name="Table_20_Contents">
      <style:text-properties officeooo:rsid="003cae05" officeooo:paragraph-rsid="00a82951"/>
    </style:style>
    <style:style style:name="P81" style:family="paragraph" style:parent-style-name="Table_20_Contents">
      <style:text-properties officeooo:paragraph-rsid="00a82951"/>
    </style:style>
    <style:style style:name="P82" style:family="paragraph" style:parent-style-name="Table">
      <style:text-properties officeooo:rsid="003db6f7" officeooo:paragraph-rsid="00a82951"/>
    </style:style>
    <style:style style:name="P83" style:family="paragraph" style:parent-style-name="Bibliography_20_1">
      <style:paragraph-properties>
        <style:tab-stops/>
      </style:paragraph-properties>
    </style:style>
    <style:style style:name="P84" style:family="paragraph" style:parent-style-name="Contents_20_5">
      <style:paragraph-properties>
        <style:tab-stops>
          <style:tab-stop style:position="15.998cm" style:type="right" style:leader-style="dotted" style:leader-text="."/>
        </style:tab-stops>
      </style:paragraph-properties>
    </style:style>
    <style:style style:name="P85" style:family="paragraph" style:parent-style-name="Standard" style:master-page-name="Page_5f_Garde">
      <style:paragraph-properties style:page-number="auto"/>
      <style:text-properties fo:language="zxx" fo:country="none" style:language-asian="zxx" style:country-asian="none"/>
    </style:style>
    <style:style style:name="P86" style:family="paragraph" style:parent-style-name="Standard">
      <style:text-properties officeooo:rsid="0079ed17" officeooo:paragraph-rsid="00a8e09c"/>
    </style:style>
    <style:style style:name="P87" style:family="paragraph" style:parent-style-name="Standard">
      <style:text-properties officeooo:rsid="00b2fff4" officeooo:paragraph-rsid="00b2fff4"/>
    </style:style>
    <style:style style:name="P88" style:family="paragraph" style:parent-style-name="_5f_ua_5f_Titre_20_4">
      <style:text-properties officeooo:rsid="000485ac" officeooo:paragraph-rsid="000485ac"/>
    </style:style>
    <style:style style:name="P89" style:family="paragraph" style:parent-style-name="_5f_ua_5f_Titre_20_4">
      <style:text-properties officeooo:rsid="00119b0a" officeooo:paragraph-rsid="00131870"/>
    </style:style>
    <style:style style:name="P90" style:family="paragraph" style:parent-style-name="_5f_ua_5f_Titre_20_4">
      <style:text-properties officeooo:rsid="000472d5" officeooo:paragraph-rsid="0019c992"/>
    </style:style>
    <style:style style:name="P91" style:family="paragraph" style:parent-style-name="_5f_ua_5f_Titre_20_4">
      <style:text-properties officeooo:rsid="00217ae0" officeooo:paragraph-rsid="00217ae0"/>
    </style:style>
    <style:style style:name="P92" style:family="paragraph" style:parent-style-name="_5f_ua_5f_Titre_20_4">
      <style:text-properties officeooo:rsid="0079ed17" officeooo:paragraph-rsid="00a8e09c"/>
    </style:style>
    <style:style style:name="P93" style:family="paragraph" style:parent-style-name="_5f_ua_5f_Titre_20_4">
      <style:text-properties officeooo:rsid="0005da76" officeooo:paragraph-rsid="00a8e09c"/>
    </style:style>
    <style:style style:name="P94" style:family="paragraph" style:parent-style-name="_5f_ua_5f_Titre_20_4">
      <style:text-properties officeooo:rsid="0005da76" officeooo:paragraph-rsid="0031bf8d"/>
    </style:style>
    <style:style style:name="P95" style:family="paragraph" style:parent-style-name="_5f_ua_5f_Titre_20_4">
      <style:text-properties officeooo:paragraph-rsid="0031bf8d"/>
    </style:style>
    <style:style style:name="P96" style:family="paragraph" style:parent-style-name="_5f_ua_5f_Titre_20_1">
      <style:paragraph-properties fo:break-before="page"/>
    </style:style>
    <style:style style:name="P97" style:family="paragraph" style:parent-style-name="_5f_ua_5f_Titre_20_1">
      <style:paragraph-properties fo:break-before="page"/>
      <style:text-properties officeooo:rsid="000357d4" officeooo:paragraph-rsid="000357d4"/>
    </style:style>
    <style:style style:name="P98" style:family="paragraph" style:parent-style-name="_5f_ua_5f_Titre_20_2" style:list-style-name="">
      <style:paragraph-properties fo:line-height="100%" fo:text-align="start" style:justify-single-word="false" fo:orphans="2" fo:widows="2"/>
      <style:text-properties officeooo:rsid="0005da76" officeooo:paragraph-rsid="0005da76"/>
    </style:style>
    <style:style style:name="P99" style:family="paragraph" style:parent-style-name="_5f_ua_5f_Titre_20_2">
      <style:text-properties officeooo:rsid="0005da76" officeooo:paragraph-rsid="00a82951"/>
    </style:style>
    <style:style style:name="P100" style:family="paragraph" style:parent-style-name="_5f_ua_5f_Titre_20_2">
      <style:paragraph-properties fo:break-before="page"/>
    </style:style>
    <style:style style:name="P101" style:family="paragraph" style:parent-style-name="_5f_ua_5f_Titre_20_2">
      <style:paragraph-properties fo:break-before="page"/>
      <style:text-properties officeooo:rsid="000485ac" officeooo:paragraph-rsid="000485ac"/>
    </style:style>
    <style:style style:name="P102" style:family="paragraph" style:parent-style-name="_5f_ua_5f_Titre_20_2">
      <style:paragraph-properties fo:break-before="page"/>
      <style:text-properties officeooo:rsid="0005da76" officeooo:paragraph-rsid="0005da76"/>
    </style:style>
    <style:style style:name="P103" style:family="paragraph" style:parent-style-name="_5f_ua_5f_Titre_20_3">
      <style:text-properties officeooo:rsid="000472d5" officeooo:paragraph-rsid="000472d5"/>
    </style:style>
    <style:style style:name="P104" style:family="paragraph" style:parent-style-name="_5f_ua_5f_Titre_20_3">
      <style:text-properties officeooo:rsid="000485ac" officeooo:paragraph-rsid="000485ac"/>
    </style:style>
    <style:style style:name="P105" style:family="paragraph" style:parent-style-name="_5f_ua_5f_Titre_20_3">
      <style:text-properties officeooo:rsid="0005da76" officeooo:paragraph-rsid="0005da76"/>
    </style:style>
    <style:style style:name="P106" style:family="paragraph" style:parent-style-name="_5f_ua_5f_Titre_20_3">
      <style:text-properties officeooo:rsid="0005da76" officeooo:paragraph-rsid="0031bf8d"/>
    </style:style>
    <style:style style:name="P107" style:family="paragraph" style:parent-style-name="_5f_ua_5f_Titre_20_5">
      <style:text-properties officeooo:rsid="003ef36c"/>
    </style:style>
    <style:style style:name="P108" style:family="paragraph" style:parent-style-name="_5f_ua_5f_Titre_20_5">
      <style:text-properties officeooo:rsid="004b84c6"/>
    </style:style>
    <style:style style:name="P109" style:family="paragraph" style:parent-style-name="_5f_ua_5f_Titre_20_5">
      <style:text-properties officeooo:rsid="006fd8e1"/>
    </style:style>
    <style:style style:name="P110" style:family="paragraph" style:parent-style-name="_5f_ua_5f_Titre_20_5">
      <style:text-properties officeooo:rsid="0005da76" officeooo:paragraph-rsid="0031bf8d"/>
    </style:style>
    <style:style style:name="P111" style:family="paragraph" style:parent-style-name="_5f_ua_5f_Titre_20_5">
      <style:text-properties officeooo:rsid="0005da76" officeooo:paragraph-rsid="0005da76"/>
    </style:style>
    <style:style style:name="P112" style:family="paragraph" style:parent-style-name="_5f_ua_5f_Titre_20_5">
      <style:text-properties officeooo:rsid="0030c3b8" officeooo:paragraph-rsid="0031bf8d"/>
    </style:style>
    <style:style style:name="P113" style:family="paragraph" style:parent-style-name="_5f_ua_5f_Titre_20_5">
      <style:text-properties officeooo:rsid="00309b0d" officeooo:paragraph-rsid="0031bf8d"/>
    </style:style>
    <style:style style:name="P114" style:family="paragraph" style:parent-style-name="Cadre_5f_Gauche" style:master-page-name="_34_e_5f_Couverture">
      <style:paragraph-properties style:page-number="1"/>
    </style:style>
    <style:style style:name="P115" style:family="paragraph" style:parent-style-name="Table_20_Contents" style:list-style-name="L40">
      <style:text-properties officeooo:rsid="00394fcb" officeooo:paragraph-rsid="00a82951"/>
    </style:style>
    <style:style style:name="P116" style:family="paragraph" style:parent-style-name="Table_20_Contents" style:list-style-name="L44">
      <style:paragraph-properties fo:line-height="0.58cm">
        <style:tab-stops/>
      </style:paragraph-properties>
      <style:text-properties officeooo:rsid="00394fcb" officeooo:paragraph-rsid="00a82951"/>
    </style:style>
    <style:style style:name="P117" style:family="paragraph" style:parent-style-name="Table_20_Contents" style:list-style-name="L41">
      <style:text-properties officeooo:paragraph-rsid="00a82951"/>
    </style:style>
    <style:style style:name="P118" style:family="paragraph" style:parent-style-name="Table_20_Contents" style:list-style-name="L42">
      <style:text-properties officeooo:paragraph-rsid="00a82951"/>
    </style:style>
    <style:style style:name="P119" style:family="paragraph" style:parent-style-name="Table_20_Contents" style:list-style-name="L43">
      <style:text-properties officeooo:paragraph-rsid="00a82951"/>
    </style:style>
    <style:style style:name="P120" style:family="paragraph" style:parent-style-name="Table_20_Contents" style:list-style-name="L44">
      <style:paragraph-properties fo:line-height="0.58cm">
        <style:tab-stops/>
      </style:paragraph-properties>
      <style:text-properties style:font-name="Ubuntu" officeooo:rsid="003b1277" officeooo:paragraph-rsid="00a82951" style:font-name-asian="Calibri" style:font-name-complex="Calibri"/>
    </style:style>
    <style:style style:name="P121" style:family="paragraph" style:parent-style-name="Contents_20_Heading" style:master-page-name="Standard">
      <style:paragraph-properties style:page-number="3"/>
    </style:style>
    <style:style style:name="P122" style:family="paragraph">
      <style:paragraph-properties fo:line-height="100%" fo:text-align="start" style:writing-mode="lr-tb"/>
    </style:style>
    <style:style style:name="P123" style:family="paragraph">
      <style:paragraph-properties fo:margin-left="0.4cm" fo:margin-right="0cm" fo:margin-top="0cm" fo:margin-bottom="0.423cm" fo:line-height="100%" fo:text-align="justify" fo:text-indent="-0.359cm" style:writing-mode="lr-tb">
        <style:tab-stops/>
      </style:paragraph-properties>
    </style:style>
    <style:style style:name="P124" style:family="paragraph">
      <style:paragraph-properties fo:margin-left="-0.442cm" fo:margin-right="0.199cm" fo:line-height="100%" fo:text-align="justify" fo:text-indent="0cm" style:writing-mode="lr-tb"/>
    </style:style>
    <style:style style:name="P125" style:family="paragraph">
      <style:paragraph-properties fo:margin-left="-0.442cm" fo:margin-right="0.199cm" fo:line-height="100%" fo:text-align="justify" fo:text-indent="0cm" style:writing-mode="lr-tb"/>
      <style:text-properties fo:font-size="12pt" style:font-size-asian="12pt" style:font-size-complex="12pt"/>
    </style:style>
    <style:style style:name="P126" style:family="paragraph">
      <style:paragraph-properties fo:line-height="100%" fo:text-align="justify" style:writing-mode="lr-tb"/>
    </style:style>
    <style:style style:name="P127" style:family="paragraph">
      <style:paragraph-properties fo:margin-left="-0.442cm" fo:margin-right="0cm" fo:line-height="100%" fo:text-align="justify" fo:text-indent="0cm" style:writing-mode="lr-tb"/>
    </style:style>
    <style:style style:name="P128" style:family="paragraph">
      <style:paragraph-properties fo:margin-left="0.199cm" fo:margin-right="0.199cm" fo:line-height="100%" fo:text-align="end" fo:text-indent="0cm" style:writing-mode="lr-tb"/>
    </style:style>
    <style:style style:name="P129"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30" style:family="paragraph">
      <style:paragraph-properties fo:text-align="center" style:writing-mode="lr-tb"/>
    </style:style>
    <style:style style:name="P131" style:family="paragraph">
      <style:paragraph-properties style:writing-mode="lr-tb"/>
    </style:style>
    <style:style style:name="P132" style:family="paragraph">
      <style:paragraph-properties fo:line-height="100%" fo:text-align="end" style:writing-mode="lr-tb"/>
    </style:style>
    <style:style style:name="P133" style:family="paragraph">
      <style:paragraph-properties fo:margin-left="-0.442cm" fo:margin-right="0.199cm" fo:line-height="100%" fo:text-align="end" fo:text-indent="0cm" style:writing-mode="lr-tb"/>
    </style:style>
    <style:style style:name="P134"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1911"/>
    </style:style>
    <style:style style:name="T14" style:family="text">
      <style:text-properties officeooo:rsid="0019c992"/>
    </style:style>
    <style:style style:name="T15" style:family="text">
      <style:text-properties officeooo:rsid="0025a0fd"/>
    </style:style>
    <style:style style:name="T16" style:family="text">
      <style:text-properties officeooo:rsid="0025e893"/>
    </style:style>
    <style:style style:name="T17" style:family="text">
      <style:text-properties officeooo:rsid="00294caf"/>
    </style:style>
    <style:style style:name="T18" style:family="text">
      <style:text-properties officeooo:rsid="002aac35"/>
    </style:style>
    <style:style style:name="T19" style:family="text">
      <style:text-properties officeooo:rsid="002bb381"/>
    </style:style>
    <style:style style:name="T20" style:family="text">
      <style:text-properties officeooo:rsid="0030c3b8"/>
    </style:style>
    <style:style style:name="T21" style:family="text">
      <style:text-properties officeooo:rsid="002c8af8"/>
    </style:style>
    <style:style style:name="T22" style:family="text">
      <style:text-properties officeooo:rsid="002d7ff1"/>
    </style:style>
    <style:style style:name="T23" style:family="text">
      <style:text-properties officeooo:rsid="00309b0d"/>
    </style:style>
    <style:style style:name="T24" style:family="text">
      <style:text-properties officeooo:rsid="0032c490"/>
    </style:style>
    <style:style style:name="T25" style:family="text">
      <style:text-properties officeooo:rsid="0034112f"/>
    </style:style>
    <style:style style:name="T26" style:family="text">
      <style:text-properties officeooo:rsid="00354aaf"/>
    </style:style>
    <style:style style:name="T27" style:family="text">
      <style:text-properties officeooo:rsid="003c19c7"/>
    </style:style>
    <style:style style:name="T28" style:family="text">
      <style:text-properties officeooo:rsid="003c20e0"/>
    </style:style>
    <style:style style:name="T29" style:family="text">
      <style:text-properties officeooo:rsid="003dbce6"/>
    </style:style>
    <style:style style:name="T30" style:family="text">
      <style:text-properties officeooo:rsid="004854a0"/>
    </style:style>
    <style:style style:name="T31" style:family="text">
      <style:text-properties officeooo:rsid="004b84c6"/>
    </style:style>
    <style:style style:name="T32" style:family="text">
      <style:text-properties officeooo:rsid="00537f4b"/>
    </style:style>
    <style:style style:name="T33" style:family="text">
      <style:text-properties officeooo:rsid="00550a47"/>
    </style:style>
    <style:style style:name="T34" style:family="text">
      <style:text-properties officeooo:rsid="0058132b"/>
    </style:style>
    <style:style style:name="T35" style:family="text">
      <style:text-properties officeooo:rsid="005d3298"/>
    </style:style>
    <style:style style:name="T36" style:family="text">
      <style:text-properties officeooo:rsid="005fcece"/>
    </style:style>
    <style:style style:name="T37" style:family="text">
      <style:text-properties officeooo:rsid="0062826d"/>
    </style:style>
    <style:style style:name="T38" style:family="text">
      <style:text-properties officeooo:rsid="00670bb2"/>
    </style:style>
    <style:style style:name="T39" style:family="text">
      <style:text-properties officeooo:rsid="006c8ed5"/>
    </style:style>
    <style:style style:name="T40" style:family="text">
      <style:text-properties officeooo:rsid="006fd8e1"/>
    </style:style>
    <style:style style:name="T41" style:family="text">
      <style:text-properties officeooo:rsid="0080c1d2"/>
    </style:style>
    <style:style style:name="T42" style:family="text">
      <style:text-properties officeooo:rsid="0081775c"/>
    </style:style>
    <style:style style:name="T43" style:family="text">
      <style:text-properties officeooo:rsid="00864ef5"/>
    </style:style>
    <style:style style:name="T44" style:family="text">
      <style:text-properties officeooo:rsid="00905a7e"/>
    </style:style>
    <style:style style:name="T45" style:family="text">
      <style:text-properties officeooo:rsid="00933bd4"/>
    </style:style>
    <style:style style:name="T46" style:family="text">
      <style:text-properties officeooo:rsid="00989813"/>
    </style:style>
    <style:style style:name="T47" style:family="text">
      <style:text-properties officeooo:rsid="00a01bc8"/>
    </style:style>
    <style:style style:name="T48" style:family="text">
      <style:text-properties officeooo:rsid="00a68cf2"/>
    </style:style>
    <style:style style:name="T49" style:family="text">
      <style:text-properties style:font-name="Ubuntu" style:font-name-asian="Calibri" style:font-name-complex="Calibri"/>
    </style:style>
    <style:style style:name="T50" style:family="text">
      <style:text-properties style:font-name="Ubuntu" officeooo:rsid="003db6f7" style:font-name-asian="Calibri" style:font-name-complex="Calibri"/>
    </style:style>
    <style:style style:name="T51" style:family="text">
      <style:text-properties style:font-name="Ubuntu" officeooo:rsid="003b1277" style:font-name-asian="Calibri" style:font-name-complex="Calibri"/>
    </style:style>
    <style:style style:name="T52" style:family="text">
      <style:text-properties style:font-name="Verdana"/>
    </style:style>
    <style:style style:name="T53" style:family="text">
      <style:text-properties officeooo:rsid="003db6f7"/>
    </style:style>
    <style:style style:name="T54" style:family="text">
      <style:text-properties officeooo:rsid="00a8e09c"/>
    </style:style>
    <style:style style:name="T55" style:family="text">
      <style:text-properties officeooo:rsid="00a895f1"/>
    </style:style>
    <style:style style:name="T56" style:family="text">
      <style:text-properties officeooo:rsid="0079ed17"/>
    </style:style>
    <style:style style:name="T57" style:family="text">
      <style:text-properties officeooo:rsid="00a90631"/>
    </style:style>
    <style:style style:name="T58" style:family="text">
      <style:text-properties style:font-name="Verdana2" fo:font-size="10pt" style:font-size-asian="10pt" style:font-size-complex="10pt"/>
    </style:style>
    <style:style style:name="T59" style:family="text">
      <style:text-properties style:font-name="Verdana2" fo:font-size="10pt" officeooo:rsid="00aa66c8" style:font-size-asian="10pt" style:font-size-complex="10pt"/>
    </style:style>
    <style:style style:name="T60" style:family="text">
      <style:text-properties style:font-name="Verdana2" fo:font-size="10pt" officeooo:rsid="00ac2641" style:font-size-asian="10pt" style:font-size-complex="10pt"/>
    </style:style>
    <style:style style:name="T61" style:family="text">
      <style:text-properties style:font-name="Verdana2" fo:font-size="10pt" officeooo:rsid="00173992" style:font-size-asian="10pt" style:font-size-complex="10pt"/>
    </style:style>
    <style:style style:name="T62" style:family="text">
      <style:text-properties style:font-name="Verdana2" fo:font-size="10pt" officeooo:rsid="00ac4598" style:font-size-asian="10pt" style:font-size-complex="10pt"/>
    </style:style>
    <style:style style:name="T63"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64"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65"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66"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67"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68">
        <draw:image xlink:href="Pictures/10000000000000BE0000002E798866A9.png" xlink:type="simple" xlink:show="embed" xlink:actuate="onLoad"/>
      </draw:frame>
      <text:p text:style-name="P85"><draw:frame draw:style-name="fr1" draw:name="Cadre1" text:anchor-type="char" svg:x="0.22cm" svg:y="1.229cm" svg:width="15.355cm" svg:height="2.549cm" draw:z-index="10"><draw:text-box><text:p text:style-name="PageGarde_5f_Année">201<text:span text:style-name="T6">5</text:span>-201<text:span text:style-name="T6">6</text:span></text:p><text:p text:style-name="P65">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63">Pathfinding multi-agents à l'aide de méthodes stochastiques</text:p></draw:text-box></draw:frame><draw:frame draw:style-name="fr3" draw:name="Cadre5" text:anchor-type="char" svg:x="7.793cm" svg:y="11.739cm" svg:width="7.879cm" svg:height="2.521cm" draw:z-index="7"><draw:text-box><text:p text:style-name="P64">Nicolas Roux</text:p><text:p text:style-name="P64">Théo Voillemin</text:p><text:p text:style-name="P64">Corentin Talarmain</text:p></draw:text-box></draw:frame><draw:g text:anchor-type="char" draw:z-index="5" draw:style-name="gr4"><draw:connector draw:style-name="gr5" draw:text-style-name="P130" draw:type="line" svg:x1="-0.297cm" svg:y1="1.481cm" svg:x2="-0.294cm" svg:y2="14.128cm" svg:d="M-298 1480l3 12648" svg:viewBox="0 0 5 12651"><text:p/></draw:connector><draw:connector draw:style-name="gr5" draw:text-style-name="P130" draw:type="line" svg:x1="15.787cm" svg:y1="14.979cm" svg:x2="0.559cm" svg:y2="14.984cm" svg:d="M15787 14979l-15228 5" svg:viewBox="0 0 15229 7"><text:p/></draw:connector><draw:custom-shape draw:style-name="gr6" draw:text-style-name="P131"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130" draw:type="line" svg:x1="15.947cm" svg:y1="14.981cm" svg:x2="16.976cm" svg:y2="14.985cm" svg:d="M15947 14981l1029 4" svg:viewBox="0 0 1030 5"><text:p/></draw:connector><draw:connector draw:style-name="gr5" draw:text-style-name="P130" draw:type="line" svg:x1="15.785cm" svg:y1="14.547cm" svg:x2="15.947cm" svg:y2="14.551cm" svg:d="M15785 14547l162 4" svg:viewBox="0 0 164 5"><text:p/></draw:connector><draw:connector draw:style-name="gr7" draw:text-style-name="P130" draw:type="line" svg:x1="15.311cm" svg:y1="14.983cm" svg:x2="15.473cm" svg:y2="14.988cm" svg:d="M15311 14983l162 5" svg:viewBox="0 0 164 7"><text:p/></draw:connector><draw:connector draw:style-name="gr8" draw:text-style-name="P130" draw:type="line" svg:x1="15.464cm" svg:y1="14.977cm" svg:x2="15.626cm" svg:y2="14.98cm" svg:d="M15464 14977l162 3" svg:viewBox="0 0 164 5"><text:p/></draw:connector></draw:g><draw:frame draw:style-name="fr9" draw:name="images1" text:anchor-type="char" svg:x="13.921cm" svg:y="25.359cm" svg:width="3.06cm" svg:height="2.992cm" draw:z-index="58"><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67">6 Juin 2016</text:p></draw:text-box></draw:frame><draw:connector text:anchor-type="char" draw:z-index="9" draw:style-name="gr9" draw:text-style-name="P130" draw:type="line" svg:x1="15.785cm" svg:y1="18.588cm" svg:x2="15.947cm" svg:y2="18.592cm" svg:d="M15785 18588l162 4" svg:viewBox="0 0 164 5"><text:p/></draw:connector><draw:connector text:anchor-type="char" draw:z-index="8" draw:style-name="gr9" draw:text-style-name="P130" draw:type="line" svg:x1="15.785cm" svg:y1="16.311cm" svg:x2="15.947cm" svg:y2="16.315cm" svg:d="M15785 16311l162 4" svg:viewBox="0 0 164 5"><text:p/></draw:connector></text:p>
      <text:p text:style-name="P45"/>
      <text:p text:style-name="Standard"/>
      <text:p text:style-name="Standard"/>
      <text:p text:style-name="P2"><draw:g text:anchor-type="char" draw:z-index="59" draw:style-name="gr10"><draw:rect draw:style-name="gr11" draw:text-style-name="P130" svg:width="0.188cm" svg:height="0.468cm" svg:x="12.861cm" svg:y="21.172cm"><text:p/></draw:rect><draw:custom-shape draw:style-name="gr12" draw:text-style-name="P131" svg:width="0.158cm" svg:height="0.424cm" svg:x="12.861cm" svg:y="21.172cm"><text:p/><draw:enhanced-geometry svg:viewBox="0 0 21600 21600" draw:type="rectangle" draw:enhanced-path="M 0 0 L 21600 0 21600 21600 0 21600 0 0 Z N"/></draw:custom-shape></draw:g><draw:g text:anchor-type="char" draw:z-index="60" draw:style-name="gr10"><draw:frame draw:style-name="gr13" draw:text-style-name="P132" svg:width="13.156cm" svg:height="1.962cm" svg:x="-0.416cm" svg:y="22.144cm"><draw:text-box><text:p text:style-name="P132"><text:span text:style-name="T64">Ces conditions d’utilisation (attribution, pas d’utilisation</text:span></text:p><text:p text:style-name="P132"><text:span text:style-name="T64">commerciale, pas de modification) sont symbolisées par</text:span></text:p><text:p text:style-name="P132"><text:span text:style-name="T64">les icônes positionnées en pied de page.</text:span></text:p></draw:text-box></draw:frame><draw:frame draw:style-name="gr14" draw:text-style-name="P130"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122" svg:width="16.8cm" svg:height="7.217cm"><text:p text:style-name="P122"><text:span text:style-name="T63">L’auteur du présent document vous</text:span></text:p><text:p text:style-name="P122"><text:span text:style-name="T63">autorise à le partager, reproduire,</text:span></text:p><text:p text:style-name="P122"><text:span text:style-name="T63">distribuer et communiquer selon</text:span><text:span text:style-name="T63"><text:line-break/></text:span><text:span text:style-name="T63">les conditions suivantes :</text:span></text:p><text:p text:style-name="P122"><text:span text:style-name="T63"/></text:p><text:p text:style-name="P123"><text:span text:style-name="T64">-</text:span><text:span text:style-name="T64"><text:tab/></text:span><text:span text:style-name="T64">Vous devez le citer en l’attribuant de la manière indiquée par l’auteur (mais pas d’une manière qui suggérerait qu’il approuve votre utilisation de l’œuvre).</text:span></text:p><text:p text:style-name="P123"><text:span text:style-name="T64">- </text:span><text:span text:style-name="T64"><text:tab/></text:span><text:span text:style-name="T64">Vous n’avez pas le droit d’utiliser ce document à des fins commerciales.</text:span></text:p><text:p text:style-name="P123"><text:span text:style-name="T64">- </text:span><text:span text:style-name="T64"><text:tab/></text:span><text:span text:style-name="T64">Vous n’avez pas le droit de le modifier, de le transformer ou de l’adapter.</text:span></text:p><text:p text:style-name="P122"><text:span text:style-name="T63">Consulter la licence creative commons complète en français :</text:span></text:p><text:p text:style-name="P122"><text:span text:style-name="T63"><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5"/>
      <text:p text:style-name="P52"><draw:frame text:anchor-type="paragraph" draw:z-index="65" draw:style-name="gr15" svg:width="8.898cm" svg:height="0.989cm" draw:transform="rotate (1.5707963267949) translate (-0.446263888888889cm 9.37683333333333cm)"><draw:text-box><text:p text:style-name="P133"><text:span text:style-name="T67">REMERCIEMENTS</text:span></text:p></draw:text-box></draw:frame><draw:custom-shape text:anchor-type="as-char" svg:y="-20.996cm" draw:z-index="1" draw:style-name="gr2" draw:text-style-name="P125" svg:width="17.837cm" svg:height="20.383cm"><text:p text:style-name="P124"><text:span text:style-name="T65"><text:tab/></text:span><text:span text:style-name="T65">Avant toute chose, nous souhaitons remercier notre responsable de stage Monsieur Igor Stéphan pour son écoute et sa disponibilité tout au long de notre stage et d'avoir accepté notre demande d'étude sur la recherche de chemin en informatique.</text:span></text:p><text:p text:style-name="P124"><text:span text:style-name="T65"><text:tab/></text:span><text:span text:style-name="T65">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121">Sommaire</text:p>
          </text:index-title>
          <text:p text:style-name="P61">Introduction</text:p>
          <text:p text:style-name="P57">1<text:tab/> Présentation du sujet de stage</text:p>
          <text:p text:style-name="P59">1.1.<text:tab/>La recherche de chemin</text:p>
          <text:p text:style-name="P59">1.2.<text:tab/>Les méthodes stochastiques</text:p>
          <text:p text:style-name="P57">2<text:tab/>Analyse du problème</text:p>
          <text:p text:style-name="P59">2.1.<text:tab/>Etat de l'art</text:p>
          <text:p text:style-name="P59">2.2.<text:tab/>Contraintes</text:p>
          <text:p text:style-name="P55">2.2.1.<text:tab/>Temps réel</text:p>
          <text:p text:style-name="P55">2.2.2.<text:tab/>API</text:p>
          <text:p text:style-name="P55">2.2.3.<text:tab/>Solution générale</text:p>
          <text:p text:style-name="P59">2.3.<text:tab/>Choix possibles</text:p>
          <text:p text:style-name="P55">2.3.1.<text:tab/>Algorithme de Monte Carlo</text:p>
          <text:p text:style-name="P55">2.3.2.<text:tab/>Algorithme génétique</text:p>
          <text:p text:style-name="P57">3<text:tab/>Planning du travail effectué</text:p>
          <text:p text:style-name="P57">4<text:tab/>Présentation des solutions adoptées</text:p>
          <text:p text:style-name="P59">4.1.<text:tab/>Choix effectués</text:p>
          <text:p text:style-name="P55">4.1.1.<text:tab/>Algorithme génétiques</text:p>
          <text:p text:style-name="P55">4.1.2.<text:tab/>Controller (communication)</text:p>
          <text:p text:style-name="P59">4.2.<text:tab/>Difficultés rencontrés</text:p>
          <text:p text:style-name="P55">4.2.1.<text:tab/>Conception d'un algorithme génétique</text:p>
          <text:p text:style-name="P55">4.2.2.<text:tab/>Gestion du temps réel</text:p>
          <text:p text:style-name="P55">4.2.3.<text:tab/>Création d'une API</text:p>
          <text:p text:style-name="P59">4.3.<text:tab/>Outils utilisés</text:p>
          <text:p text:style-name="P55">4.3.1.<text:tab/>Lbrairies</text:p>
          <text:p text:style-name="P55">4.3.2.<text:tab/>Environnement de développement</text:p>
          <text:p text:style-name="P55">4.3.3.<text:tab/>Débugage</text:p>
          <text:p text:style-name="P57">5<text:tab/>Tests effectués</text:p>
          <text:p text:style-name="P61">Conclusion</text:p>
          <text:p text:style-name="P61">Bibliographie</text:p>
        </text:index-body>
      </text:table-of-content>
      <text:p text:style-name="Standard"/>
      <text:h text:style-name="P97" text:outline-level="1"><text:bookmark-start text:name="__RefHeading__1_886550348"/>Introduction<text:bookmark-end text:name="__RefHeading__1_886550348"/></text:h>
      <text:p text:style-name="P5"><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4">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5"/>
      <text:p text:style-name="P9"><text:tab/>Le but de ce stage est de fournir une interface de programmation applicative (API) utilisable par des développeurs de jeux de stratégies en temps réel (RTS) pour appliquer un algorithme de recherche de chemins pour leur jeu. <text:s/></text:p>
      <text:h text:style-name="P100" text:outline-level="2"><text:bookmark-start text:name="__RefHeading__3_886550348"/><text:s/><text:tab/><text:span text:style-name="T7">Présentation du sujet de stage</text:span><text:bookmark-end text:name="__RefHeading__3_886550348"/></text:h>
      <text:p text:style-name="P6"><text:span text:style-name="T8"><text:tab/>N</text:span>otre sujet de stage, la réalisation d'un pathfinding à l'aide de méthodes stochastiques, <text:span text:style-name="T17">se décompose en deux sous-parties : qu'est-ce que la recherche de chemin, et qu'est-ce qu'une méthode stochastique.</text:span></text:p>
      <text:h text:style-name="P103"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103"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4"><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101" text:outline-level="2">Analyse du problème</text:h>
      <text:p text:style-name="P4"><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104" text:outline-level="3"><text:span text:style-name="T57">État</text:span> de l'art</text:h>
      <text:p text:style-name="P43"><text:span text:style-name="T12"><text:tab/>Nos nombreuses recherches sur le sujet ont débouché sur de nombreux résultats sur le pathfinding d'une part, et sur les méthodes stochastiques de l'autre. Il reste assez rare de trouver des applications des méthodes stochastiques sur le problème du pathfinding. La majorité des applications concerne l'algorithme des fourmis et l'algorithme de Monte-Carlo. Sur l'algorithme de Monte-Carlo, on peut citer le papier </text:span><text:span text:style-name="T12"><text:bibliography-mark text:identifier="MCPPRTSG" text:bibliography-type="article" text:author="Munir Naveed, Diane Kitchin, Andrew Crampton" text:title="Monte-Carlo Planning for Pathfinding in Real-Time Strategy Games">[MCPPRTSG]</text:bibliography-mark></text:span><text:span text:style-name="T58"> </text:span><text:span text:style-name="T59">et sur l'algorithme des fourmis, ont peut citer le papier </text:span><text:span text:style-name="T61"><text:bibliography-mark text:identifier="AADO" text:bibliography-type="article" text:author="Marco Dorigo, Gianni Di Caro, Luca M. Gambardella" text:pages="36" text:school="IRIDIA, Université Libre de Bruxelles / IDSIA, Lugano, Switzerland" text:title="Ant Algorithms for Discret Optimization" text:url="http://people.idsia.ch/~luca/ij_23-alife99.pdf">[AADO]</text:bibliography-mark></text:span><text:span text:style-name="T61">.</text:span><text:span text:style-name="T59"> L'algorithme génétique est la méthode stochastique qu</text:span><text:span text:style-name="T60">'il nous semble être la moins appliquée</text:span><text:span text:style-name="T59"> sur le problème du pathfinding </text:span><text:span text:style-name="T60">suite à nos recherches</text:span><text:span text:style-name="T59">. </text:span><text:span text:style-name="T60">Elle nous a semblé de base plus originale et attrayante que les autres solutions, malgré sa faible utilisation dans le domaine du pathfinding multi-agents (que ce soit en temps réel ou non). Ainsi, la plupart des papiers que nous avons trouvés nous ont permis de comprendre le principe fondamental de l'algorithme génétique, mais ne traite que sur des mono-agents. De ces papiers on peut citer <text:s/></text:span><text:span text:style-name="T60"><text:bibliography-mark text:identifier="RTPGA" text:bibliography-type="article" text:author="Alex Fernandes da V.Machado, Ulysses O. Santos, Higo Vale, Rubens Gonçalvez, Tiago Neves, Luiz Satoru Ochi, Esteban Walter Gonzales Clua " text:title="Real Time Pathfinding with Genetic Algorithm">[RTPGA]</text:bibliography-mark></text:span><text:span text:style-name="T60">, </text:span><text:span text:style-name="T60"><text:bibliography-mark text:identifier="DGASSPP" text:bibliography-type="article" text:author="Saeed Behzadi, Ali A. Alesheikh" text:title="Developing a Genetic Algorithm for Solving Shortest Path Problem" text:year="2008">[DGASSPP]</text:bibliography-mark></text:span><text:span text:style-name="T60"> ou encore </text:span><text:span text:style-name="T60"><text:bibliography-mark text:identifier="GAGP" text:bibliography-type="misc" text:author="Steve Gargolinski" text:title="Genetic Algorithms for Game Programming">[GAGP]</text:bibliography-mark></text:span><text:span text:style-name="T60">. </text:span><text:span text:style-name="T62">La dernière utilisation d'un algorithme génétique dans l'utilisation du pathfinding d'un jeu vidéo semble être le jeu Black &amp; White qui date de 2001. Nous n'avons trouvé aussi que très peu de benchmark, que ce soit sur l'algorithme génétique comme sur le pathfinding en général. Le seul trouvé et comparable n'expose que des résultats de longueur de chemin optimale, ce qui nous semble être intéressant mais trop peu explicite de la qualité d'un algorithme de pathfinding. Nous avons donc décider de développer, suite à ce stage, notre propre site web qui exposera dans un premier temps, notre propre algorithme, puis présentera un benchmark forgé par nos soins qui partagera les maps utilisées ainsi que le temps pour trouver un chemin en temps réel et la qualité du chemin.</text:span></text:p>
      <text:p text:style-name="P44"/>
      <text:p text:style-name="P4"/>
      <text:h text:style-name="P104" text:outline-level="3">Contraintes</text:h>
      <text:p text:style-name="P4"><text:tab/><text:span text:style-name="T11">Le sujet de notre stage nous a imposé certaines contraintes qu'il nous a fallu respecter, de la modélisation, au développement de notre projet.</text:span></text:p>
      <text:h text:style-name="P88" text:outline-level="4">Temps réel</text:h>
      <text:p text:style-name="P7"><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10"><text:soft-page-break/><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88" text:outline-level="4">API</text:h>
      <text:p text:style-name="P8"><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89" text:outline-level="4">Solution générale</text:h>
      <text:p text:style-name="P7"><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104" text:outline-level="3">Choix possibles</text:h>
      <text:p text:style-name="P4"><text:tab/><text:span text:style-name="T14">Nos recherches sur les méthodes stochastiques ont mis en exergue quelques algorithmes existant qui ont pu faire leur preuve sur différentes applications.</text:span></text:p>
      <text:h text:style-name="P90" text:outline-level="4">Algorithme de Monte Carlo</text:h>
      <text:p text:style-name="P4"><text:tab/><text:span text:style-name="T14">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90" text:outline-level="4">Algorithme génétique</text:h>
      <text:p text:style-name="P18"><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18"><text:tab/>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18"><text:soft-page-break/><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98" text:outline-level="2"/>
      <text:h text:style-name="P102" text:outline-level="2">Planning du travail effectué</text:h>
      <text:p text:style-name="P34"/>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81"/>
          </table:table-cell>
          <table:table-cell table:style-name="Tableau4.A1" office:value-type="string">
            <text:p text:style-name="P68">Théo</text:p>
          </table:table-cell>
          <table:table-cell table:style-name="Tableau4.A1" office:value-type="string">
            <text:p text:style-name="P68">Nicolas</text:p>
          </table:table-cell>
          <table:table-cell table:style-name="Tableau4.A1" office:value-type="string">
            <text:p text:style-name="P68">Corentin</text:p>
          </table:table-cell>
          <table:table-cell table:style-name="Tableau4.E1" office:value-type="string">
            <text:p text:style-name="P69">N<text:span text:style-name="T49">°</text:span><text:span text:style-name="T52"> Semaine</text:span></text:p>
          </table:table-cell>
        </table:table-row>
        <table:table-row>
          <table:table-cell table:style-name="Tableau4.A2" office:value-type="string">
            <text:p text:style-name="P71">Conception</text:p>
          </table:table-cell>
          <table:table-cell table:style-name="Tableau4.A2" office:value-type="string">
            <text:p text:style-name="P72">X</text:p>
          </table:table-cell>
          <table:table-cell table:style-name="Tableau4.A2" office:value-type="string">
            <text:p text:style-name="P72">X</text:p>
          </table:table-cell>
          <table:table-cell table:style-name="Tableau4.A2" office:value-type="string">
            <text:p text:style-name="P72">X</text:p>
          </table:table-cell>
          <table:table-cell table:style-name="Tableau4.E2" office:value-type="string">
            <text:p text:style-name="P73">1</text:p>
          </table:table-cell>
        </table:table-row>
        <table:table-row>
          <table:table-cell table:style-name="Tableau4.A2" office:value-type="string">
            <text:p text:style-name="P71">Développement carte</text:p>
            <text:list xml:id="list7542144585997970186" text:style-name="L40">
              <text:list-item>
                <text:p text:style-name="P115">Création des classes</text:p>
              </text:list-item>
            </text:list>
          </table:table-cell>
          <table:table-cell table:style-name="Tableau4.A2" office:value-type="string">
            <text:p text:style-name="P72"/>
            <text:p text:style-name="P75">X</text:p>
          </table:table-cell>
          <table:table-cell table:style-name="Tableau4.A2" office:value-type="string">
            <text:p text:style-name="P72"/>
            <text:p text:style-name="P72">X</text:p>
          </table:table-cell>
          <table:table-cell table:style-name="Tableau4.A2" office:value-type="string">
            <text:p text:style-name="P72"/>
            <text:p text:style-name="P72">X</text:p>
          </table:table-cell>
          <table:table-cell table:style-name="Tableau4.E2" office:value-type="string">
            <text:p text:style-name="P73">1,2</text:p>
          </table:table-cell>
        </table:table-row>
        <table:table-row>
          <table:table-cell table:style-name="Tableau4.A2" office:value-type="string">
            <text:p text:style-name="P81">Développement Communication</text:p>
            <text:list xml:id="list7944690888146333894" text:style-name="L41">
              <text:list-item>
                <text:p text:style-name="P117">Règles (xml)</text:p>
              </text:list-item>
              <text:list-item>
                <text:p text:style-name="P117">Cartes (txt)</text:p>
              </text:list-item>
              <text:list-item>
                <text:p text:style-name="P117">Classe (Controller)</text:p>
              </text:list-item>
            </text:list>
          </table:table-cell>
          <table:table-cell table:style-name="Tableau4.A2" office:value-type="string">
            <text:p text:style-name="P72"/>
            <text:p text:style-name="P72"/>
            <text:p text:style-name="P75">X</text:p>
          </table:table-cell>
          <table:table-cell table:style-name="Tableau4.A2" office:value-type="string">
            <text:p text:style-name="P77"/>
            <text:p text:style-name="P77"/>
            <text:p text:style-name="P77"/>
            <text:p text:style-name="P75">X</text:p>
          </table:table-cell>
          <table:table-cell table:style-name="Tableau4.A2" office:value-type="string">
            <text:p text:style-name="P72"/>
            <text:p text:style-name="P72">X</text:p>
          </table:table-cell>
          <table:table-cell table:style-name="Tableau4.E2" office:value-type="string">
            <text:p text:style-name="P73">1,2</text:p>
          </table:table-cell>
        </table:table-row>
        <table:table-row>
          <table:table-cell table:style-name="Tableau4.A2" office:value-type="string">
            <text:p text:style-name="P81">Développement Dijkstra</text:p>
            <text:list xml:id="list3285244492859555490" text:style-name="L42">
              <text:list-item>
                <text:p text:style-name="P118">Récursif</text:p>
              </text:list-item>
              <text:list-item>
                <text:p text:style-name="P118">Non Récursif</text:p>
              </text:list-item>
              <text:list-item>
                <text:p text:style-name="P118">Débugage <text:span text:style-name="T53">&amp; amélioration</text:span></text:p>
              </text:list-item>
            </text:list>
          </table:table-cell>
          <table:table-cell table:style-name="Tableau4.A2" office:value-type="string">
            <text:p text:style-name="P72"/>
            <text:p text:style-name="P75"/>
            <text:p text:style-name="P75">X</text:p>
            <text:p text:style-name="P75">X</text:p>
          </table:table-cell>
          <table:table-cell table:style-name="Tableau4.A2" office:value-type="string">
            <text:p text:style-name="P77"/>
            <text:p text:style-name="P75">X</text:p>
            <text:p text:style-name="P75"/>
            <text:p text:style-name="P75">X</text:p>
          </table:table-cell>
          <table:table-cell table:style-name="Tableau4.A2" office:value-type="string">
            <text:p text:style-name="P77"/>
            <text:p text:style-name="P77"/>
            <text:p text:style-name="P75">X</text:p>
            <text:p text:style-name="P75">X</text:p>
          </table:table-cell>
          <table:table-cell table:style-name="Tableau4.E2" office:value-type="string">
            <text:p text:style-name="P73">2,3</text:p>
          </table:table-cell>
        </table:table-row>
        <table:table-row>
          <table:table-cell table:style-name="Tableau4.A2" office:value-type="string">
            <text:p text:style-name="P81">Mono-Agent génétique</text:p>
            <text:list xml:id="list2626258910141071492" text:style-name="L43">
              <text:list-item>
                <text:p text:style-name="P119"><text:span text:style-name="T49">É</text:span><text:span text:style-name="T52">valuation</text:span></text:p>
              </text:list-item>
              <text:list-item>
                <text:p text:style-name="P119">Crossover</text:p>
              </text:list-item>
              <text:list-item>
                <text:p text:style-name="P119">Élimination</text:p>
              </text:list-item>
              <text:list-item>
                <text:p text:style-name="P119">Mutations</text:p>
              </text:list-item>
              <text:list-item>
                <text:p text:style-name="P119">Initialisation</text:p>
              </text:list-item>
              <text:list-item>
                <text:p text:style-name="P119">Dijkstra → A*</text:p>
              </text:list-item>
              <text:list-item>
                <text:p text:style-name="P119"><text:span text:style-name="T49">Débugage </text:span><text:span text:style-name="T50">&amp;</text:span><text:span text:style-name="T51"> amélioration</text:span></text:p>
              </text:list-item>
            </text:list>
          </table:table-cell>
          <table:table-cell table:style-name="Tableau4.A2" office:value-type="string">
            <text:p text:style-name="P78"/>
            <text:p text:style-name="P76">X</text:p>
            <text:p text:style-name="P76"/>
            <text:p text:style-name="P76"/>
            <text:p text:style-name="P76">X</text:p>
            <text:p text:style-name="P76"/>
            <text:p text:style-name="P76">X</text:p>
            <text:p text:style-name="P74">X</text:p>
          </table:table-cell>
          <table:table-cell table:style-name="Tableau4.A2" office:value-type="string">
            <text:p text:style-name="P72"/>
            <text:p text:style-name="P72">X</text:p>
            <text:p text:style-name="P75">X</text:p>
            <text:p text:style-name="P75"/>
            <text:p text:style-name="P75"/>
            <text:p text:style-name="P75">X</text:p>
            <text:p text:style-name="P75"/>
            <text:p text:style-name="P75">X</text:p>
          </table:table-cell>
          <table:table-cell table:style-name="Tableau4.A2" office:value-type="string">
            <text:p text:style-name="P77"/>
            <text:p text:style-name="P75">X</text:p>
            <text:p text:style-name="P75"/>
            <text:p text:style-name="P75">X</text:p>
            <text:p text:style-name="P75"/>
            <text:p text:style-name="P75"/>
            <text:p text:style-name="P75"/>
            <text:p text:style-name="P73">X</text:p>
          </table:table-cell>
          <table:table-cell table:style-name="Tableau4.E2" office:value-type="string">
            <text:p text:style-name="P73">3,4</text:p>
          </table:table-cell>
        </table:table-row>
        <table:table-row>
          <table:table-cell table:style-name="Tableau4.A2" office:value-type="string">
            <text:p text:style-name="P70">Multi-Agent génétique</text:p>
            <text:list xml:id="list5721743193464381626" text:style-name="L44">
              <text:list-item>
                <text:p text:style-name="P116"><text:span text:style-name="T49">É</text:span><text:span text:style-name="T52">valuation</text:span></text:p>
              </text:list-item>
              <text:list-item>
                <text:p text:style-name="P116"><text:span text:style-name="T49">É</text:span><text:span text:style-name="T51">valution Sous Minion</text:span></text:p>
              </text:list-item>
              <text:list-item>
                <text:p text:style-name="P120">Zones</text:p>
              </text:list-item>
              <text:list-item>
                <text:p text:style-name="P120">Crossover</text:p>
              </text:list-item>
              <text:list-item>
                <text:p text:style-name="P120">Superman</text:p>
              </text:list-item>
              <text:list-item>
                <text:p text:style-name="P120">Mutations</text:p>
              </text:list-item>
              <text:list-item>
                <text:p text:style-name="P116"><text:span text:style-name="T49">Débugage </text:span><text:span text:style-name="T51">&amp; amélioration</text:span></text:p>
              </text:list-item>
            </text:list>
          </table:table-cell>
          <table:table-cell table:style-name="Tableau4.A2" office:value-type="string">
            <text:p text:style-name="P72"/>
            <text:p text:style-name="P73">X</text:p>
            <text:p text:style-name="P73">X</text:p>
            <text:p text:style-name="P73">X</text:p>
            <text:p text:style-name="P73"/>
            <text:p text:style-name="P73"/>
            <text:p text:style-name="P73"/>
            <text:p text:style-name="P73">X</text:p>
          </table:table-cell>
          <table:table-cell table:style-name="Tableau4.A2" office:value-type="string">
            <text:p text:style-name="P77"/>
            <text:p text:style-name="P77"/>
            <text:p text:style-name="P77"/>
            <text:p text:style-name="P77"/>
            <text:p text:style-name="P73">X</text:p>
            <text:p text:style-name="P73">X</text:p>
            <text:p text:style-name="P73">X</text:p>
            <text:p text:style-name="P73">X</text:p>
          </table:table-cell>
          <table:table-cell table:style-name="Tableau4.A2" office:value-type="string">
            <text:p text:style-name="P72"/>
            <text:p text:style-name="P72"/>
            <text:p text:style-name="P72"/>
            <text:p text:style-name="P72"/>
            <text:p text:style-name="P72"/>
            <text:p text:style-name="P72"/>
            <text:p text:style-name="P72"/>
            <text:p text:style-name="P73">X</text:p>
          </table:table-cell>
          <table:table-cell table:style-name="Tableau4.E2" office:value-type="string">
            <text:p text:style-name="P73">5,6,7,8</text:p>
          </table:table-cell>
        </table:table-row>
        <table:table-row>
          <table:table-cell table:style-name="Tableau4.A2" office:value-type="string">
            <text:p text:style-name="P70">Développement interface graphique(Qt)</text:p>
          </table:table-cell>
          <table:table-cell table:style-name="Tableau4.A2" office:value-type="string">
            <text:p text:style-name="P72"/>
          </table:table-cell>
          <table:table-cell table:style-name="Tableau4.A2" office:value-type="string">
            <text:p text:style-name="P77"/>
          </table:table-cell>
          <table:table-cell table:style-name="Tableau4.A2" office:value-type="string">
            <text:p text:style-name="P72">X</text:p>
          </table:table-cell>
          <table:table-cell table:style-name="Tableau4.E2" office:value-type="string">
            <text:p text:style-name="P73">7,8</text:p>
          </table:table-cell>
        </table:table-row>
        <table:table-row>
          <table:table-cell table:style-name="Tableau4.A2" office:value-type="string">
            <text:p text:style-name="P80">Rédaction <text:span text:style-name="T53">du</text:span> rapport de stage</text:p>
          </table:table-cell>
          <table:table-cell table:style-name="Tableau4.A2" office:value-type="string">
            <text:p text:style-name="P79">X</text:p>
          </table:table-cell>
          <table:table-cell table:style-name="Tableau4.A2" office:value-type="string">
            <text:p text:style-name="P79">X</text:p>
          </table:table-cell>
          <table:table-cell table:style-name="Tableau4.A2" office:value-type="string">
            <text:p text:style-name="P79">X</text:p>
          </table:table-cell>
          <table:table-cell table:style-name="Tableau4.E2" office:value-type="string">
            <text:p text:style-name="P79">7,8</text:p>
          </table:table-cell>
        </table:table-row>
      </table:table>
      <text:p text:style-name="P82">Tableau 1 : Planning du travail effectué</text:p>
      <text:p text:style-name="P35"><text:tab/>Ce stage a été un travail de groupe, et ce planning ne représente pas l'implication précise de chaque élève. De ce fait, nous sommes d'accord pour dire que Théo Voillemin et Nicolas Roux ont eu une implication légèrement plus importante que Corentin Talarmain sur ce stage.</text:p>
      <text:h text:style-name="P99" text:outline-level="2"><text:soft-page-break/>Présentation des solutions adoptées</text:h>
      <text:p text:style-name="P13"><text:tab/>Après réflexion autour de toutes les possibilités accessibles et de toutes les contraintes, nous avons mis en place les solutions les plus cohérentes selon nous.</text:p>
      <text:h text:style-name="P105" text:outline-level="3">Choix effectués</text:h>
      <text:h text:style-name="_5f_ua_5f_Titre_20_4" text:outline-level="4">Algorithme génétiques</text:h>
      <text:p text:style-name="Standard"/>
      <text:p text:style-name="P38"><text:tab/><text:span text:style-name="T24">Nous avons décidé, pour développer un pathfinding par méthode stochastique, de développer un algorithme génétique. Celui-ci est programmé dans une classe Algogen qui contiendra et gérera les principes fondamentaux de l'algorithme génétique.</text:span></text:p>
      <text:p text:style-name="P23"><text:tab/><text:span text:style-name="T48">Les chemins, ou génomes pour notre algorithme</text:span>, <text:span text:style-name="T48">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text:bookmark-ref text:reference-format="text" text:ref-name="__RefHeading__1789_148356707">Évaluation et fitness</text:bookmark-ref>).</text:p>
      <text:p text:style-name="P37"><text:tab/>L'autre possibilité était de représenter <text:span text:style-name="T36">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1"/>
      <text:p text:style-name="P20"/>
      <text:h text:style-name="_5f_ua_5f_Titre_20_5" text:outline-level="5"><text:span text:style-name="T37">Demande de chemin et </text:span>Initialisation</text:h>
      <text:p text:style-name="P39"><text:tab/>Dans un premier lieu, étudions la population. Celle-ci est stockée dans la variable nommée m_pop. Elle contient un certain nombre d'instance de SurMinion, eux mêmes composés <text:span text:style-name="T25">d'instance</text:span> de Minion. Les Minion représentent le <text:span text:style-name="T25">chemin d'un des </text:span>agents du problème de recherche de chemin, <text:span text:style-name="T25">ainsi, chaque SurMinion contient une possibilité (différentes les uns des autres) de déplacements de tous les agents. Ainsi, tous les individus de la population proposent des solutions différentes au problème actuel du pathfinding.</text:span></text:p>
      <text:p text:style-name="P21"><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manière, lorsqu'un agent a atteint son chemin, nous supprimons le Minion correspondant <text:span text:style-name="T26">dans tous les SurMinions.</text:span></text:p>
      <text:p text:style-name="P23"><text:tab/>Lorsqu'une demande de chemin est effectuée, on rajoute dans 3 SurMinions des débuts de chemins courts (6 déplacements) calculés via l'algorithme A*, et dans les autres des chemins aléatoires (aussi 6 déplacements).</text:p>
      <text:p text:style-name="P21"><text:soft-page-break/><text:tab/><text:span text:style-name="T38">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32"><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 <text:span text:style-name="T55">si le Minion leader venait à être supprimé précocement après avoir atteint son objectif</text:span>.</text:p>
      <text:p text:style-name="P21"><text:tab/><text:span text:style-name="T39">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19"/>
      <text:h text:style-name="_5f_ua_5f_Titre_20_5" text:outline-level="5">Mutation</text:h>
      <text:p text:style-name="P25"><text:tab/>Un nombre de SurMinions (ratio variable) est sélectionné, et chacun de ces SurMinions est muté. La mutation peut prendre <text:span text:style-name="T55">deux</text:span> formes selon le rang du SurMinion (rang déterminé en fonction de sa fitness globale, somme de la fitness de chacun des minions qui le composent).</text:p>
      <text:p text:style-name="P25"><text:tab/>Si le SurMinion est un élite (dans les 20 % meilleurs), il ne fait que recevoir de nouveaux chromosomes à la fin de son génome. Sinon, <text:span text:style-name="T55">il </text:span>subit quelques suppressions de chromosomes, d'autre sont modifiés, et enfin d'autres sont ajoutés <text:span text:style-name="T55">en fin de parcours</text:span>.</text:p>
      <text:p text:style-name="P24"/>
      <text:h text:style-name="P107" text:outline-level="5">Élitisme</text:h>
      <text:p text:style-name="P23"><text:tab/>Nous avons <text:span text:style-name="T29">développé la notion d'élitisme, souvent utilisée dans les algorithmes génétiques. Dans notre cas, l'élitisme se décline en 3 parties : </text:span></text:p>
      <text:p text:style-name="P23"><text:tab/>-<text:span text:style-name="T27">Une partie de la population, considérée « élite », ne subit pas de mutations ni de suppression de chromosomes d'une génération à l'autre, mais seulement des ajouts, à la fin de son génome. De manière plus classique, cette « élite » va aussi systématiquement survivre d'une génération à l'autre, contrairement au reste des SurMinions qui ont une chance d'être supprimés.</text:span></text:p>
      <text:p text:style-name="P23"><text:tab/>-<text:span text:style-name="T27">Pour garantir qu'une solution est toujours disponible, nous prenons à chaque génération le meilleur (selon la fonction d'évaluation) SurMinion, et lui attribuons le statut de « président ». Le président n'est ni altéré ni supprimé d'une génération à l'autre ceci permet ainsi, une fois une solution globale trouvée, d'être assuré de pouvoir la renvoyé en l'état sans risquer des modifications destructrices entre temps.</text:span></text:p>
      <text:p text:style-name="P23"><text:soft-page-break/><text:tab/>-<text:span text:style-name="T27">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2"/>
      <text:h text:style-name="_5f_ua_5f_Titre_20_5" text:outline-level="5">Reproduction</text:h>
      <text:p text:style-name="P23"><text:tab/><text:span text:style-name="T28">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8"><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8">) ainsi que leur nombre de 3 (</text:span><text:span text:style-name="T28"><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8">) semble offrir un bon compromis entre exploration et intensification.</text:span></text:p>
      <text:p text:style-name="P23"><text:tab/><text:span text:style-name="T30">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3"><text:tab/><text:span text:style-name="T30">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2"/>
      <text:h text:style-name="P108" text:outline-level="5"><text:bookmark-start text:name="__RefHeading__1789_148356707"/>Évaluation et fitness<text:bookmark-end text:name="__RefHeading__1789_148356707"/></text:h>
      <text:p text:style-name="P27"><text:tab/><text:span text:style-name="T31">La fonction d'évaluation calcule un nombre, la fitness, pour chaque Minion de chaque SurMinion. Elle correspond à la distance de Manhattan</text:span><text:span text:style-name="T31"><text:note text:id="ftn1" text:note-class="footnote"><text:note-citation>1</text:note-citation><text:note-body><text:p text:style-name="P66">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1"> [voir fitness, en cours de modification]. La fitness d'un SurMinion est la somme des fitness de ses Minions.</text:span></text:p>
      <text:p text:style-name="P27"><text:tab/><text:span text:style-name="T32">Pour déterminer la fitness d'un chemin, au vu de notre représentation des chemins (par déplacement et non par cases), nous devons parcourir tout le génome pour savoir quelle est la dernière </text:span><text:soft-page-break/><text:span text:style-name="T32">case du chemin. Nous avons choisi de profiter de ce parcours pour effectuer des corrections sur le génome :</text:span></text:p>
      <text:p text:style-name="P27"><text:tab/>- <text:span text:style-name="T33">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27"><text:tab/>- <text:span text:style-name="T34">Si un déplacement amène sur une case obstacle ou en dehors de la carte, nous supprimons ce déplacement.</text:span></text:p>
      <text:p text:style-name="P27"><text:tab/>-<text:span text:style-name="T43">Considérant un SurMinion comme étant une solution à tous les chemins demandés, notre gestion des conflits se réalise de façon interne à chaque SurMinion. Si le chemin d'un Minion l'amène à être sur la même case et au même instant qu'une autre Minion (du même SurMinion) déjà évalué, alors nous ajoutons un déplacement neutre (un arrêt) dans le génome du juste avant ce conflit.</text:span></text:p>
      <text:p text:style-name="P27"><text:tab/><text:span text:style-name="T35">De fait, la fonction d'évaluation sert à évaluer et aussi à corriger les chemins, avec un surcoût de temps de calcul faible par rapport à l'utilisation d'une autre méthode/fonction pour faire les corrections.</text:span></text:p>
      <text:p text:style-name="P26"/>
      <text:h text:style-name="P109" text:outline-level="5">Suppressions</text:h>
      <text:p text:style-name="P31"><text:tab/><text:span text:style-name="T40">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 en laissant évoluer la population existante. Un ratio de suppressions de SurMinions aux alentours de 10 % semble produire les meilleurs résultats pour notre problème et avec notre algorithme.</text:span></text:p>
      <text:p text:style-name="P30"/>
      <text:h text:style-name="_5f_ua_5f_Titre_20_5" text:outline-level="5"><text:span text:style-name="T41">Renvoi d'une solution et déplacement d'une unité</text:span>.</text:h>
      <text:p text:style-name="P29"><text:tab/><text:span text:style-name="T42">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29"><text:tab/><text:span text:style-name="T44">Pour s'assurer que les chemins soient cohérents, il est important de ne pas renvoyer de résultat pendant une itération de l'algorithme. Nous avons forcé ce comportement via l'utilisation de mutex.</text:span></text:p>
      <text:p text:style-name="P33"><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p>
      <text:p text:style-name="P33"><text:tab/>L'utilisateur peut alors nous transmettre le déplacement effectif de cette unité sur la case en question au moment qu'il choisit. Lorsque cela arrive, 2 cas de figure se présentent :</text:p>
      <text:p text:style-name="P29"><text:tab/>-<text:span text:style-name="T45">Si c'est un SousMinion (un « suiveur » qui n'a pas de chemin propre) alors nous supprimons simplement son premier déplacement. </text:span></text:p>
      <text:p text:style-name="P29"><text:soft-page-break/><text:tab/>-<text:span text:style-name="T46">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29"><text:tab/><text:span text:style-name="T47">Lorsqu'un SousMinion atteint sa cible, nous le détruisons. Pour un Minion, nous détruisons aussi la Zone qui lui est associée.</text:span></text:p>
      <text:p text:style-name="P28"><text:tab/></text:p>
      <text:h text:style-name="P91" text:outline-level="4">Controller (communication)</text:h>
      <text:p text:style-name="P14"><text:tab/><text:span text:style-name="T15">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105" text:outline-level="3">Difficultés rencontrés</text:h>
      <text:p text:style-name="P36"><text:tab/><text:span text:style-name="T16">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92" text:outline-level="4">Conception de la base de représentation d'un problème de Pathfinding</text:h>
      <text:p text:style-name="P41"><text:span text:style-name="T56"><text:tab/>Les prémisses de notre stage n'ont pas directement commencé avec la conception d'un algorithme permettant un pathfinding. En effet, il nous fallait dans un premier temps concevoir une base solide permettant la représentation d'un problème</text:span> <text:span text:style-name="T56">(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40">Par contre, il est tout de même à noté que même s'ils nous a fallu beaucoup de temps à sa conception, nous en avions pris assez pour produire une base très solide puisque nous n'avons pas eu à y retoucher de tous le stage malgré les éventuelles changement du RTS partenaire.</text:p>
      <text:h text:style-name="P93" text:outline-level="4">Conception d'un algorithme génétique</text:h>
      <text:p text:style-name="P86"><text:tab/>La première difficulté rencontrée pour la conception d'un algorithme génétique est la compréhension même de son fonctionnement. Certes il est aisé de faire le lien avec les travaux sur l'évolution de Darwin, mais il fût plus compliqué de concevoir son fonctionnement au travers de code. <text:soft-page-break/>Comment représenter la population, le chemin proposé de chaque individu, etc. La difficulté principale suite à la conception, viens d'un problème propre à l'algorithme génétique dont la plupart des recherches effectuées sur ce domaine aujourd'hui ne propose pas de solution optimale. Il s'agit du problème d'évaluation et de fitness. Effectivement, même s'il existe peut être une fitness non optimale mais qui fonctionnerait sur tout type de terrains (terrain ouvert, labyrinthe…), il est tout de même préférable de coder plusieurs fitness optimale pour chaque type de terrains et choisir laquelle utiliser en conséquence. Or, réfléchir à une fitness est tout de même très abstrait et demande beaucoup de temps, malheureusement, sur deux mois de stages, nous n'avons pas eu le temps de trop nous pencher dessus. Ainsi, la fitness que nous proposons est loin d'être parfaite et nos agents ont souvent tendances à se bloquer dans des « cuvettes » où autre particularité de terrain forçant les agents à faire demi-tour s'ils s'y engouffrent. Ainsi, maintenant notre algorithme génétique fini, nous pensons qu'il s'agit du point sur lequel il faudrait se pencher si nous voulions l'améliorer. </text:p>
      <text:p text:style-name="P87">L'autre problème rencontré est celui des « ratios » (de modifications, ajouts, suppressions…), celui-ci aussi fait l'objet de nombreuses recherches pour déterminer quels seraient les ratios optimums à la résolution de problème spécifiques, ce problème joint dès lors avec un problème similaire, celui de l'adaptabilité, c'est à dire à savoir s'il faudrait modifier ces ratios en temps réel afin d'adapter le problème au fur et à mesure de sa résolution.</text:p>
      <text:p text:style-name="P87">Ces trois derniers problèmes exposés, comme nous l'avons déjà dit, font tous l'objet de recherche dans ce domaine, mais si nous avions eu plus de temps, nous aurions sans aucun doute effectué de nombreux tests pour essayer de déterminer comment les résoudre et ainsi améliorer fortement les performances de notre algorithme génétique. </text:p>
      <text:h text:style-name="P94" text:outline-level="4">Gestion du temps réel</text:h>
      <text:p text:style-name="P17"><text:tab/><text:span text:style-name="T16">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17"><text:tab/><text:span text:style-name="T18">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17"><text:tab/><text:span text:style-name="T18">La gestion du temps réel est une contrainte que nous viendrons sans doute à renconter à nouveau au cours de notre carrière, puisque cela peut se retrouver dans les jeux vidéos comme ici, mais aussi dans…</text:span></text:p>
      <text:p text:style-name="P15">La nécessité de répondre à ce besoin a dont été très formateur au cours de ces deux mois.</text:p>
      <text:h text:style-name="P94" text:outline-level="4">Création d'une API</text:h>
      <text:p text:style-name="P17"><text:tab/><text:span text:style-name="T18">L'objectif du projet étant de fournir un outil, c'est sous forme d'API que notre projet peut être utilisé. Cette difficulté s'est ressentie dans la conception du projet où en plus de devoir penser à notre </text:span><text:soft-page-break/><text:span text:style-name="T18">algorithme, nous devions garder à l'esprit de pouvoir le faire communiquer si voulu avec une application extérieure.</text:span></text:p>
      <text:h text:style-name="P106" text:outline-level="3">Outils utilisés</text:h>
      <text:p text:style-name="P11">La bonne réalisation du stage a été permise par différents outils...</text:p>
      <text:h text:style-name="P95" text:outline-level="4">L<text:span text:style-name="T54">i</text:span>brairies</text:h>
      <text:p text:style-name="P12">Certaines librairies gratuites nous ont permis de simplifier la mise en place de notre développement. </text:p>
      <text:h text:style-name="P110" text:outline-level="5">Libxml++</text:h>
      <text:p text:style-name="P17"><text:tab/><text:span text:style-name="T19">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17"><text:tab/><text:span text:style-name="T19">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volumineux. Notre objectif est de donner un outil souple quand à son utilisation, cela implique qu'on ne connait la quantité de données reçu.</text:span></text:p>
      <text:h text:style-name="P112" text:outline-level="5">Glibmm</text:h>
      <text:p text:style-name="P41"><text:tab/><text:span text:style-name="T20">Libxml++ a été adaptée en C++ à partir de la librairie libxml2 codée en C. De ce fait, pour cette adaptation, il est nécessaire d'utiliser la librairie Glibmm, qui est l'interface multi-plateforme pour la librairie Glib, utilisée dans la librairie libxml2.</text:span></text:p>
      <text:h text:style-name="P94" text:outline-level="4">Environnement de développement</text:h>
      <text:p text:style-name="P17"><text:tab/><text:span text:style-name="T21">Les IDE (Environnement de développement) sont des outils qui se révèlent très pratiques pour les développeurs, simplifiant la programmation.</text:span></text:p>
      <text:h text:style-name="P110" text:outline-level="5">Kdevelop</text:h>
      <text:p text:style-name="P17"><text:tab/><text:span text:style-name="T22">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94" text:outline-level="4"><text:soft-page-break/>Débugage</text:h>
      <text:p text:style-name="P16">Un projet d'informatique passe forcément par une phase de débugage du code, quelque soit le langage. Ici aussi, nous avons pu trouver des outils qui nous ont été utile au débugage efficace de notre projet.</text:p>
      <text:h text:style-name="P110" text:outline-level="5">Valgrind</text:h>
      <text:p text:style-name="P17"><text:tab/><text:span text:style-name="T23">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113" text:outline-level="5">GDB</text:h>
      <text:p text:style-name="P17"><text:tab/><text:span text:style-name="T23">GDB ou GNU Project Debugger est un utilitaire permettant d'exécuter un programme et de voir ce qu'il s'y passe. Il nous a été grandement utile pour régler les problèmes tels que les erreurs segmentation ou les exceptions sur nos vecteurs.</text:span></text:p>
      <text:h text:style-name="P110" text:outline-level="5" text:is-list-header="true"/>
      <text:h text:style-name="P111" text:outline-level="5" text:is-list-header="true"/>
      <text:h text:style-name="P98" text:outline-level="2"/>
      <text:h text:style-name="P102" text:outline-level="2">Tests effectués</text:h>
      <text:p text:style-name="Heading_20_2"/>
      <text:p text:style-name="_5f_ua_5f_Image"><draw:frame draw:style-name="fr6" draw:name="Cadre10" text:anchor-type="as-char" svg:width="15.797cm" draw:z-index="69"><draw:text-box fo:min-height="12.229cm"><text:p text:style-name="Photo">Photo <text:sequence text:ref-name="refPhoto0" text:name="Photo" text:formula="ooow:Photo+1" style:num-format="1">1</text:sequence>: <text:span text:style-name="T13">Amour</text:span></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96" text:outline-level="1">Conclusion</text:h>
      <text:p text:style-name="Standard"/>
      <text:h text:style-name="P96"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source>
        <text:index-body>
          <text:index-title text:style-name="Sect1" text:name="Bibliographie1_Head">
            <text:p text:style-name="Bibliography_20_Heading">Bibliographie</text:p>
          </text:index-title>
          <text:p text:style-name="P83">MCPPRTSG: Munir Naveed, Diane Kitchin, Andrew Crampton, Monte-Carlo Planning for Pathfinding in Real-Time Strategy Games, </text:p>
          <text:p text:style-name="P83">AADO: Marco Dorigo, Gianni Di Caro, Luca M. Gambardella, Ant Algorithms for Discret Optimization, </text:p>
          <text:p text:style-name="P83">RTPGA: Alex Fernandes da V.Machado, Ulysses O. Santos, Higo Vale, Rubens Gonçalvez, Tiago Neves, Luiz Satoru Ochi, Esteban Walter Gonzales Clua , Real Time Pathfinding with Genetic Algorithm, </text:p>
          <text:p text:style-name="P83">DGASSPP: Saeed Behzadi, Ali A. Alesheikh, Developing a Genetic Algorithm for Solving Shortest Path Problem, 2008</text:p>
          <text:p text:style-name="P83">GAGP: Steve Gargolinski, Genetic Algorithms for Game Programming, </text:p>
          <text:p text:style-name="P83">Bickle &amp; Thiele, "Selection Schemes in GA": Tobias Blickle &amp; Lothar Thiele, A Comparison of Selection Schemes used in Genetic Algorithms, 1995</text:p>
          <text:p text:style-name="P83">Eiben, Raué &amp; Ruttkay, "GA with multi-parent recombination": A.E Eiben, P-E. Raué, Zs. Ruttkay, Genetic algorithms with multi-parent recombination, 1994</text:p>
        </text:index-body>
      </text:bibliography>
      <text:p text:style-name="P42"/>
      <text:p text:style-name="P45"/>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62">Introduction<text:tab/>4</text:p>
          <text:p text:style-name="P58">1<text:tab/> Présentation du sujet de stage<text:tab/>5</text:p>
          <text:p text:style-name="P60">1.1.<text:tab/>La recherche de chemin<text:tab/>5</text:p>
          <text:p text:style-name="P60">1.2.<text:tab/>Les méthodes stochastiques<text:tab/>5</text:p>
          <text:p text:style-name="P58">2<text:tab/>Analyse du problème<text:tab/>6</text:p>
          <text:p text:style-name="P60">2.1.<text:tab/>État de l'art<text:tab/>6</text:p>
          <text:p text:style-name="P60">2.2.<text:tab/>Contraintes<text:tab/>6</text:p>
          <text:p text:style-name="P56">2.2.1.<text:tab/>Temps réel<text:tab/>6</text:p>
          <text:p text:style-name="P56">2.2.2.<text:tab/>API<text:tab/>7</text:p>
          <text:p text:style-name="P56">2.2.3.<text:tab/>Solution générale<text:tab/>7</text:p>
          <text:p text:style-name="P60">2.3.<text:tab/>Choix possibles<text:tab/>7</text:p>
          <text:p text:style-name="P56">2.3.1.<text:tab/>Algorithme de Monte Carlo<text:tab/>7</text:p>
          <text:p text:style-name="P56">2.3.2.<text:tab/>Algorithme génétique<text:tab/>7</text:p>
          <text:p text:style-name="P58">3<text:tab/>Planning du travail effectué<text:tab/>9</text:p>
          <text:p text:style-name="P58">4<text:tab/>Présentation des solutions adoptées<text:tab/>10</text:p>
          <text:p text:style-name="P60">4.1.<text:tab/>Choix effectués<text:tab/>10</text:p>
          <text:p text:style-name="P56">4.1.1.<text:tab/>Algorithme génétiques<text:tab/>10</text:p>
          <text:p text:style-name="P84">a) Demande de chemin et Initialisation<text:tab/>10</text:p>
          <text:p text:style-name="P84">b) Mutation<text:tab/>11</text:p>
          <text:p text:style-name="P84">c) Élitisme<text:tab/>11</text:p>
          <text:p text:style-name="P84">d) Reproduction<text:tab/>12</text:p>
          <text:p text:style-name="P84">e) Évaluation et fitness<text:tab/>12</text:p>
          <text:p text:style-name="P84">f) Suppressions<text:tab/>13</text:p>
          <text:p text:style-name="P84">g) Renvoi d'une solution et déplacement d'une unité.<text:tab/>13</text:p>
          <text:p text:style-name="P56">4.1.2.<text:tab/>Controller (communication)<text:tab/>14</text:p>
          <text:p text:style-name="P60">4.2.<text:tab/>Difficultés rencontrés<text:tab/>14</text:p>
          <text:p text:style-name="P56">4.2.1.<text:tab/>Conception de la base de représentation d'un problème de Pathfinding<text:tab/>14</text:p>
          <text:p text:style-name="P56">4.2.2.<text:tab/>Conception d'un algorithme génétique<text:tab/>14</text:p>
          <text:p text:style-name="P56">4.2.3.<text:tab/>Gestion du temps réel<text:tab/>15</text:p>
          <text:p text:style-name="P56">4.2.4.<text:tab/>Création d'une API<text:tab/>15</text:p>
          <text:p text:style-name="P60">4.3.<text:tab/>Outils utilisés<text:tab/>15</text:p>
          <text:p text:style-name="P56">4.3.1.<text:tab/>Librairies<text:tab/>15</text:p>
          <text:p text:style-name="P84">a) Libxml++<text:tab/>15</text:p>
          <text:p text:style-name="P84">b) Glibmm<text:tab/>16</text:p>
          <text:p text:style-name="P56">4.3.2.<text:tab/>Environnement de développement<text:tab/>16</text:p>
          <text:p text:style-name="P84">a) Kdevelop<text:tab/>16</text:p>
          <text:p text:style-name="P56">4.3.3.<text:tab/>Débugage<text:tab/>16</text:p>
          <text:p text:style-name="P84">a) Valgrind<text:tab/>16</text:p>
          <text:p text:style-name="P84">b) GDB<text:tab/>16</text:p>
          <text:p text:style-name="P58">5<text:tab/>Tests effectués<text:tab/>17</text:p>
          <text:p text:style-name="P62">Conclusion<text:tab/>18</text:p>
          <text:p text:style-name="P62">Bibliographie<text:tab/>19</text:p>
          <text:p text:style-name="P62">Table des illustrations<text:tab/>22</text:p>
          <text:p text:style-name="P62"><text:soft-page-break/>Table des tableaux<text:tab/>23</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48">Table des illustrations</text:p>
          </text:index-title>
          <text:p text:style-name="P53">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47">Table des tableaux</text:p>
          </text:index-title>
          <text:p text:style-name="P54">Tableau 1: Inscrire une légende<text:tab/>5</text:p>
        </text:index-body>
      </text:table-index>
      <text:p text:style-name="Standard"/>
      <text:p text:style-name="P114"><draw:frame text:anchor-type="paragraph" draw:z-index="66" draw:style-name="gr15" svg:width="4.62cm" svg:height="0.989cm" draw:transform="rotate (1.5707963267949) translate (-0.506236111111111cm 5.02002777777778cm)"><draw:text-box><text:p text:style-name="P134"><text:span text:style-name="T67">RÉSUMÉ</text:span></text:p></draw:text-box></draw:frame><draw:custom-shape text:anchor-type="as-char" svg:y="0cm" draw:z-index="2" draw:style-name="gr3" draw:text-style-name="P124" svg:width="17.837cm" svg:height="8.093cm"><text:p text:style-name="P124"><text:span text:style-name="T66">Nonsequi ex enim dolortincin essed dolut nulputat, conulla feumsan henim quamcore minciduis adiat. </text:span></text:p><text:p text:style-name="P126"><text:span text:style-name="T66">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27"><text:span text:style-name="T66">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50"/>
          </table:table-cell>
          <table:table-cell table:style-name="Tableau1.B1" office:value-type="string">
            <text:p text:style-name="P49"><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52"><draw:frame text:anchor-type="paragraph" draw:z-index="67" draw:style-name="gr15" svg:width="5.79cm" svg:height="0.989cm" draw:transform="rotate (1.5707963267949) translate (-0.506236111111111cm 6.18948611111111cm)"><draw:text-box><text:p text:style-name="P134"><text:span text:style-name="T67">ABSTRACT</text:span></text:p></draw:text-box></draw:frame><draw:custom-shape text:anchor-type="as-char" svg:y="0cm" draw:z-index="3" draw:style-name="gr3" draw:text-style-name="P124" svg:width="17.837cm" svg:height="8.093cm"><text:p text:style-name="P124"><text:span text:style-name="T66">Nonsequi ex enim dolortincin essed dolut nulputat, conulla feumsan henim quamcore minciduis adiat. </text:span></text:p><text:p text:style-name="P126"><text:span text:style-name="T66">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27"><text:span text:style-name="T66">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50"/>
          </table:table-cell>
          <table:table-cell table:style-name="Tableau2.B1" office:value-type="string">
            <text:p text:style-name="P49"><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61" draw:style-name="gr4"><draw:frame draw:style-name="gr14" draw:text-style-name="P130" svg:width="3.061cm" svg:height="2.992cm" svg:x="14.844cm" svg:y="26.079cm"><draw:image xlink:href="Pictures/2000009200000BE100000BA69AC078B2.wmf" xlink:type="simple" xlink:show="embed" xlink:actuate="onLoad"><text:p/></draw:image></draw:frame><draw:frame draw:style-name="gr13" draw:text-style-name="P132" svg:width="7.621cm" svg:height="1.96cm" svg:x="6.033cm" svg:y="27.118cm"><draw:text-box><text:p text:style-name="P132"><text:span text:style-name="T64">Présidence de l'université</text:span></text:p><text:p text:style-name="P132"><text:span text:style-name="T64">40 rue de rennes – BP 73532</text:span></text:p><text:p text:style-name="P132"><text:span text:style-name="T64">49035 Angers cedex</text:span></text:p><text:p text:style-name="P132"><text:span text:style-name="T64">Tél. 02 41 96 23 23 | Fax 02 41 96 23 00</text:span></text:p></draw:text-box></draw:frame><draw:connector draw:style-name="gr5" draw:text-style-name="P130" draw:type="line" svg:x1="13.651cm" svg:y1="26.345cm" svg:x2="13.813cm" svg:y2="26.345cm" svg:d="M13651 26345h162" svg:viewBox="0 0 164 2"><text:p/></draw:connector></draw:g></text:p>
      <text:p text:style-name="P46"><draw:custom-shape text:anchor-type="as-char" svg:y="0cm" draw:z-index="4" draw:style-name="gr3" draw:text-style-name="P128" svg:width="17.837cm" svg:height="6.298cm"><text:p text:style-name="P128"><text:span text:style-name="T67">ENGAGEMENT</text:span></text:p><text:p text:style-name="P128"><text:span text:style-name="T67">DE NON PLAGIAT</text:span></text:p><text:p text:style-name="P126"><text:span text:style-name="T66"/></text:p><text:p text:style-name="P129"><text:span text:style-name="T66">Je, soussigné(e) </text:span><text:span text:style-name="T66"><text:tab/></text:span><text:span text:style-name="T66"><text:tab/></text:span></text:p><text:p text:style-name="P126"><text:span text:style-name="T66">déclare être pleinement conscient(e) que le plagiat de documents ou d’une </text:span></text:p><text:p text:style-name="P126"><text:span text:style-name="T66">partie d’un document publiée sur toutes formes de support, y compris l’internet, </text:span></text:p><text:p text:style-name="P126"><text:span text:style-name="T66">constitue une violation des droits d’auteur ainsi qu’une fraude caractérisée. </text:span></text:p><text:p text:style-name="P126"><text:span text:style-name="T66">En conséquence, je m’engage à citer toutes les sources que j’ai utilisées </text:span></text:p><text:p text:style-name="P126"><text:span text:style-name="T66">pour écrire ce rapport ou mémoire.</text:span></text:p><text:p text:style-name="P126"><text:span text:style-name="T66"/></text:p><text:p text:style-name="P126"><text:span text:style-name="T66"/></text:p><text:p text:style-name="P127"><text:span text:style-name="T66">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0" draw:name="images4" text:anchor-type="char" svg:x="15.072cm" svg:y="17.231cm" svg:width="3.164cm" svg:height="3.094cm" draw:z-index="62"><draw:image xlink:href="Pictures/2000009200000BE100000BA69AC078B2.wmf" xlink:type="simple" xlink:show="embed" xlink:actuate="onLoad"/></draw:frame><draw:connector text:anchor-type="char" draw:z-index="64" draw:style-name="gr9" draw:text-style-name="P130" draw:type="line" svg:x1="14.076cm" svg:y1="26.289cm" svg:x2="14.238cm" svg:y2="26.293cm" svg:d="M14076 26289l162 4" svg:viewBox="0 0 164 5"><text:p/></draw:connector><draw:frame draw:style-name="fr2" draw:name="Cadre8" text:anchor-type="char" svg:x="2.946cm" svg:y="17.279cm" svg:width="10.901cm" svg:height="3.226cm" draw:z-index="63"><draw:text-box><text:p text:style-name="P51">Cet engagement de non plagiat doit être signé et joint</text:p><text:p text:style-name="P51">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5"><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57"><draw:image xlink:href="Pictures/100000000000002D00000078B71AEC1C.png" xlink:type="simple" xlink:show="embed" xlink:actuate="onLoad"/></draw:frame></text:span><text:span text:style-name="MT2"> </text:span><text:span text:style-name="MT2"><text:page-number text:select-page="current">18</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4" meta:image-count="5" meta:object-count="0" meta:page-count="28" meta:paragraph-count="327" meta:word-count="5582" meta:character-count="35105" meta:non-whitespace-character-count="29796"/>
  </office:meta>
</office:document-meta>
</file>